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3.826cm"/>
    </style:style>
    <style:style style:name="co4" style:family="table-column">
      <style:table-column-properties fo:break-before="auto" style:column-width="4.226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662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4.524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1.97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100">
      <style:table-cell-properties fo:wrap-option="wrap" style:vertical-align="top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1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e6e6ff" fo:wrap-option="wrap" style:vertical-align="top"/>
    </style:style>
    <style:style style:name="ce21" style:family="table-cell" style:parent-style-name="Default" style:data-style-name="N117">
      <style:table-cell-properties fo:background-color="#e6e6ff" style:vertical-align="top"/>
    </style:style>
    <style:style style:name="ce22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3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 style:data-style-name="N108">
      <style:table-cell-properties fo:background-color="#e6e6ff" style:vertical-align="top"/>
      <style:text-properties style:font-name="Arial" style:font-name-asian="Droid Sans Fallback" style:font-name-complex="DejaVu Sans"/>
    </style:style>
    <style:style style:name="ce27" style:family="table-cell" style:parent-style-name="Default">
      <style:table-cell-properties fo:background-color="#ffcc00" fo:wrap-option="wrap" style:vertical-align="top"/>
    </style:style>
    <style:style style:name="ce28" style:family="table-cell" style:parent-style-name="Default">
      <style:table-cell-properties fo:background-color="#e6e6ff" fo:wrap-option="wrap" style:vertical-align="top"/>
    </style:style>
    <style:style style:name="ce29" style:family="table-cell" style:parent-style-name="Default" style:data-style-name="N108">
      <style:table-cell-properties style:vertical-align="top"/>
    </style:style>
    <style:style style:name="ce30" style:family="table-cell" style:parent-style-name="Default" style:data-style-name="N108">
      <style:table-cell-properties fo:background-color="#e6e6ff" style:vertical-align="top"/>
    </style:style>
    <style:style style:name="ce3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5" style:family="table-cell" style:parent-style-name="Default" style:data-style-name="N117">
      <style:table-cell-properties fo:background-color="#ffcc00" fo:wrap-option="wrap" style:vertical-align="top"/>
    </style:style>
    <style:style style:name="ce36" style:family="table-cell" style:parent-style-name="Default" style:data-style-name="N110">
      <style:table-cell-properties fo:background-color="#ccff00" fo:wrap-option="wrap" style:vertical-align="top"/>
    </style:style>
    <style:style style:name="ce37" style:family="table-cell" style:parent-style-name="Default" style:data-style-name="N110">
      <style:table-cell-properties fo:wrap-option="wrap" style:vertical-align="top"/>
    </style:style>
    <style:style style:name="ce38" style:family="table-cell" style:parent-style-name="Default" style:data-style-name="N110">
      <style:table-cell-properties fo:background-color="#e6e6ff" fo:wrap-option="wrap" style:vertical-align="top"/>
    </style:style>
    <style:style style:name="ce39" style:family="table-cell" style:parent-style-name="Default" style:data-style-name="N110">
      <style:table-cell-properties style:vertical-align="top"/>
    </style:style>
    <style:style style:name="ce40" style:family="table-cell" style:parent-style-name="Default" style:data-style-name="N110">
      <style:table-cell-properties fo:background-color="#e6e6ff" style:vertical-align="top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 style:data-style-name="N110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00" fo:wrap-option="wrap" style:vertical-align="top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table table:name="Sheet1" table:style-name="ta1" table:print-ranges="Sheet1.A1:Sheet1.L114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7"/>
        <table:table-column table:style-name="co10" table:default-cell-style-name="ce10"/>
        <table:table-column table:style-name="co11" table:default-cell-style-name="ce10"/>
        <table:table-column table:style-name="co12" table:default-cell-style-name="Default"/>
        <table:table-row table:style-name="ro1">
          <table:table-cell table:style-name="ce1"/>
          <table:table-cell table:style-name="ce6"/>
          <table:table-cell table:style-name="ce13"/>
          <table:table-cell table:style-name="ce6"/>
          <table:table-cell/>
          <table:table-cell table:style-name="ce19"/>
          <table:table-cell table:style-name="ce22"/>
          <table:table-cell/>
          <table:table-cell table:style-name="ce6"/>
          <table:table-cell table:style-name="ce34" office:value-type="string" table:number-columns-spanned="2" table:number-rows-spanned="1">
            <text:p>GBP/EUR ratio:</text:p>
          </table:table-cell>
          <table:covered-table-cell table:style-name="ce36"/>
          <table:table-cell table:style-name="ce41" office:value-type="float" office:value="1.26528">
            <text:p>1,26528</text:p>
          </table:table-cell>
        </table:table-row>
        <table:table-row table:style-name="ro1">
          <table:table-cell table:style-name="ce2"/>
          <table:table-cell table:style-name="ce8"/>
          <table:table-cell table:style-name="ce14" table:number-columns-repeated="2"/>
          <table:table-cell table:style-name="ce16" office:value-type="string" table:number-columns-spanned="3" table:number-rows-spanned="1">
            <text:p>Farnell</text:p>
          </table:table-cell>
          <table:covered-table-cell table:style-name="ce8"/>
          <table:covered-table-cell table:style-name="ce14"/>
          <table:table-cell table:style-name="ce27"/>
          <table:table-cell table:style-name="ce16" office:value-type="string" table:number-columns-spanned="3" table:number-rows-spanned="1">
            <text:p>TME</text:p>
          </table:table-cell>
          <table:covered-table-cell table:style-name="ce35"/>
          <table:covered-table-cell table:style-name="ce27"/>
          <table:table-cell table:style-name="ce42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14" office:value-type="string">
            <text:p>Note</text:p>
          </table:table-cell>
          <table:table-cell table:style-name="ce14" office:value-type="string">
            <text:p>Parts</text:p>
          </table:table-cell>
          <table:table-cell table:style-name="ce14" office:value-type="string">
            <text:p>Code</text:p>
          </table:table-cell>
          <table:table-cell table:style-name="ce8" office:value-type="string">
            <text:p>Unit price</text:p>
          </table:table-cell>
          <table:table-cell table:style-name="ce14" office:value-type="string">
            <text:p>Total</text:p>
          </table:table-cell>
          <table:table-cell table:style-name="ce14"/>
          <table:table-cell table:style-name="ce31" office:value-type="string">
            <text:p>Code</text:p>
          </table:table-cell>
          <table:table-cell table:style-name="ce8" office:value-type="string">
            <text:p>Unit price</text:p>
          </table:table-cell>
          <table:table-cell table:style-name="ce14" office:value-type="string">
            <text:p>Total</text:p>
          </table:table-cell>
          <table:table-cell table:style-name="ce43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20p</text:p>
          </table:table-cell>
          <table:table-cell table:style-name="ce13"/>
          <table:table-cell table:style-name="ce6" office:value-type="string">
            <text:p>C10</text:p>
          </table:table-cell>
          <table:table-cell office:value-type="string">
            <text:p>1414667</text:p>
          </table:table-cell>
          <table:table-cell table:style-name="ce19" office:value-type="float" office:value="0.0285">
            <text:p>0,029</text:p>
          </table:table-cell>
          <table:table-cell table:style-name="ce22" table:formula="of:=IF([.E4]=&quot;-&quot;;&quot;&quot;;IF([.A4]=&quot;&quot;;[.F4];[.A4]*[.F4]))" office:value-type="currency" office:currency="GBP" office:value="0.0285">
            <text:p>£0,03</text:p>
          </table:table-cell>
          <table:table-cell/>
          <table:table-cell table:style-name="ce6" office:value-type="string">
            <text:p>CL21C121JBANNNP </text:p>
          </table:table-cell>
          <table:table-cell table:style-name="ce19" office:value-type="float" office:value="0.0075">
            <text:p>0,008</text:p>
          </table:table-cell>
          <table:table-cell table:style-name="ce37" table:formula="of:=IF([.I4]=&quot;-&quot;;&quot;&quot;;IF([.A4]=&quot;&quot;;[.J4];[.A4]*[.J4]))" office:value-type="currency" office:currency="EUR" office:value="0.0075">
            <text:p>0,01 €</text:p>
          </table:table-cell>
          <table:table-cell table:style-name="ce44" table:formula="of:=IF(AND([.E4]&lt;&gt;&quot;-&quot;;[.G4]*[.$L$1]&lt;[.K4]);[.G4]*[.$L$1];[.K4])" office:value-type="currency" office:currency="EUR" office:value="0.0075">
            <text:p>0,01 €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9" office:value-type="string">
            <text:p>100n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C14, C15, C16, C20, C21, C22, C25, C26, C27, C29, C30, C34, C3</text:p>
          </table:table-cell>
          <table:table-cell table:style-name="ce9" office:value-type="string">
            <text:p>1759016</text:p>
          </table:table-cell>
          <table:table-cell table:style-name="ce20" office:value-type="float" office:value="0.0062">
            <text:p>0,006</text:p>
          </table:table-cell>
          <table:table-cell table:style-name="ce23" table:formula="of:=IF([.E5]=&quot;-&quot;;&quot;&quot;;IF([.A5]=&quot;&quot;;[.F5];[.A5]*[.F5]))" office:value-type="currency" office:currency="GBP" office:value="0.0806">
            <text:p>£0,08</text:p>
          </table:table-cell>
          <table:table-cell table:style-name="ce28"/>
          <table:table-cell table:style-name="ce28" office:value-type="string">
            <text:p>CL10B104KO8NNNC </text:p>
          </table:table-cell>
          <table:table-cell table:style-name="ce21" office:value-type="float" office:value="0.00596">
            <text:p>0,006</text:p>
          </table:table-cell>
          <table:table-cell table:style-name="ce38" table:formula="of:=IF([.I5]=&quot;-&quot;;&quot;&quot;;IF([.A5]=&quot;&quot;;[.J5];[.A5]*[.J5]))" office:value-type="currency" office:currency="EUR" office:value="0.07748">
            <text:p>0,08 €</text:p>
          </table:table-cell>
          <table:table-cell table:style-name="ce44" table:formula="of:=IF(AND([.E5]&lt;&gt;&quot;-&quot;;[.G5]*[.$L$1]&lt;[.K5]);[.G5]*[.$L$1];[.K5])" office:value-type="currency" office:currency="EUR" office:value="0.07748">
            <text:p>0,08 €</text:p>
          </table:table-cell>
        </table:table-row>
        <table:table-row table:style-name="ro1">
          <table:table-cell table:style-name="ce1" office:value-type="string">
            <text:p>5</text:p>
          </table:table-cell>
          <table:table-cell table:style-name="ce6" office:value-type="string">
            <text:p>1u</text:p>
          </table:table-cell>
          <table:table-cell table:style-name="ce13" office:value-type="string">
            <text:p>25V</text:p>
          </table:table-cell>
          <table:table-cell table:style-name="ce6" office:value-type="string">
            <text:p>C17, C19, C33, C35, C3</text:p>
          </table:table-cell>
          <table:table-cell office:value-type="string">
            <text:p>2320827</text:p>
          </table:table-cell>
          <table:table-cell table:style-name="ce19" office:value-type="float" office:value="0.0573">
            <text:p>0,057</text:p>
          </table:table-cell>
          <table:table-cell table:style-name="ce22" table:formula="of:=IF([.E6]=&quot;-&quot;;&quot;&quot;;IF([.A6]=&quot;&quot;;[.F6];[.A6]*[.F6]))" office:value-type="currency" office:currency="GBP" office:value="0.2865">
            <text:p>£0,29</text:p>
          </table:table-cell>
          <table:table-cell/>
          <table:table-cell table:style-name="ce6" office:value-type="string">
            <text:p>CL21B105KAFNNNG </text:p>
          </table:table-cell>
          <table:table-cell table:style-name="ce19" office:value-type="float" office:value="0.0113">
            <text:p>0,011</text:p>
          </table:table-cell>
          <table:table-cell table:style-name="ce37" table:formula="of:=IF([.I6]=&quot;-&quot;;&quot;&quot;;IF([.A6]=&quot;&quot;;[.J6];[.A6]*[.J6]))" office:value-type="currency" office:currency="EUR" office:value="0.0565">
            <text:p>0,06 €</text:p>
          </table:table-cell>
          <table:table-cell table:style-name="ce44" table:formula="of:=IF(AND([.E6]&lt;&gt;&quot;-&quot;;[.G6]*[.$L$1]&lt;[.K6]);[.G6]*[.$L$1];[.K6])" office:value-type="currency" office:currency="EUR" office:value="0.0565">
            <text:p>0,0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n</text:p>
          </table:table-cell>
          <table:table-cell table:style-name="ce15"/>
          <table:table-cell table:style-name="ce15" office:value-type="string">
            <text:p>C23, C24</text:p>
          </table:table-cell>
          <table:table-cell table:style-name="ce9" office:value-type="string">
            <text:p>2407340</text:p>
          </table:table-cell>
          <table:table-cell table:style-name="ce20" office:value-type="float" office:value="0.0097">
            <text:p>0,010</text:p>
          </table:table-cell>
          <table:table-cell table:style-name="ce23" table:formula="of:=IF([.E7]=&quot;-&quot;;&quot;&quot;;IF([.A7]=&quot;&quot;;[.F7];[.A7]*[.F7]))" office:value-type="currency" office:currency="GBP" office:value="0.0194">
            <text:p>£0,02</text:p>
          </table:table-cell>
          <table:table-cell table:style-name="ce28"/>
          <table:table-cell table:style-name="ce28" office:value-type="string">
            <text:p>CL21B102KCANNNC </text:p>
          </table:table-cell>
          <table:table-cell table:style-name="ce21" office:value-type="float" office:value="0.0065">
            <text:p>0,007</text:p>
          </table:table-cell>
          <table:table-cell table:style-name="ce38" table:formula="of:=IF([.I7]=&quot;-&quot;;&quot;&quot;;IF([.A7]=&quot;&quot;;[.J7];[.A7]*[.J7]))" office:value-type="currency" office:currency="EUR" office:value="0.013">
            <text:p>0,01 €</text:p>
          </table:table-cell>
          <table:table-cell table:style-name="ce44" table:formula="of:=IF(AND([.E7]&lt;&gt;&quot;-&quot;;[.G7]*[.$L$1]&lt;[.K7]);[.G7]*[.$L$1];[.K7])" office:value-type="currency" office:currency="EUR" office:value="0.013">
            <text:p>0,01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10u</text:p>
          </table:table-cell>
          <table:table-cell table:style-name="ce13" office:value-type="string">
            <text:p>1206</text:p>
          </table:table-cell>
          <table:table-cell table:style-name="ce6" office:value-type="string">
            <text:p>C28, C31</text:p>
          </table:table-cell>
          <table:table-cell office:value-type="string">
            <text:p>1759445</text:p>
          </table:table-cell>
          <table:table-cell table:style-name="ce19" office:value-type="float" office:value="0.0568">
            <text:p>0,057</text:p>
          </table:table-cell>
          <table:table-cell table:style-name="ce22" table:formula="of:=IF([.E8]=&quot;-&quot;;&quot;&quot;;IF([.A8]=&quot;&quot;;[.F8];[.A8]*[.F8]))" office:value-type="currency" office:currency="GBP" office:value="0.1136">
            <text:p>£0,11</text:p>
          </table:table-cell>
          <table:table-cell/>
          <table:table-cell table:style-name="ce6" office:value-type="string">
            <text:p>CSMD10U1206X </text:p>
          </table:table-cell>
          <table:table-cell table:style-name="ce19" office:value-type="float" office:value="0.06002">
            <text:p>0,060</text:p>
          </table:table-cell>
          <table:table-cell table:style-name="ce37" table:formula="of:=IF([.I8]=&quot;-&quot;;&quot;&quot;;IF([.A8]=&quot;&quot;;[.J8];[.A8]*[.J8]))" office:value-type="currency" office:currency="EUR" office:value="0.12004">
            <text:p>0,12 €</text:p>
          </table:table-cell>
          <table:table-cell table:style-name="ce44" table:formula="of:=IF(AND([.E8]&lt;&gt;&quot;-&quot;;[.G8]*[.$L$1]&lt;[.K8]);[.G8]*[.$L$1];[.K8])" office:value-type="currency" office:currency="EUR" office:value="0.12004">
            <text:p>0,12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9" office:value-type="string">
            <text:p>1u</text:p>
          </table:table-cell>
          <table:table-cell table:style-name="ce15" office:value-type="string">
            <text:p>1206, 100V</text:p>
          </table:table-cell>
          <table:table-cell table:style-name="ce15" office:value-type="string">
            <text:p>C3</text:p>
          </table:table-cell>
          <table:table-cell table:style-name="ce9" office:value-type="string">
            <text:p>2320876</text:p>
          </table:table-cell>
          <table:table-cell table:style-name="ce20" office:value-type="float" office:value="0.155">
            <text:p>0,155</text:p>
          </table:table-cell>
          <table:table-cell table:style-name="ce23" table:formula="of:=IF([.E9]=&quot;-&quot;;&quot;&quot;;IF([.A9]=&quot;&quot;;[.F9];[.A9]*[.F9]))" office:value-type="currency" office:currency="GBP" office:value="0.155">
            <text:p>£0,16</text:p>
          </table:table-cell>
          <table:table-cell table:style-name="ce28"/>
          <table:table-cell table:style-name="ce28" office:value-type="string">
            <text:p>GRM31CR72A105KA01L </text:p>
          </table:table-cell>
          <table:table-cell table:style-name="ce21" office:value-type="float" office:value="0.12091">
            <text:p>0,121</text:p>
          </table:table-cell>
          <table:table-cell table:style-name="ce38" table:formula="of:=IF([.I9]=&quot;-&quot;;&quot;&quot;;IF([.A9]=&quot;&quot;;[.J9];[.A9]*[.J9]))" office:value-type="currency" office:currency="EUR" office:value="0.12091">
            <text:p>0,12 €</text:p>
          </table:table-cell>
          <table:table-cell table:style-name="ce44" table:formula="of:=IF(AND([.E9]&lt;&gt;&quot;-&quot;;[.G9]*[.$L$1]&lt;[.K9]);[.G9]*[.$L$1];[.K9])" office:value-type="currency" office:currency="EUR" office:value="0.12091">
            <text:p>0,12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10u</text:p>
          </table:table-cell>
          <table:table-cell table:style-name="ce13" office:value-type="string">
            <text:p>Tantalum, 1206</text:p>
          </table:table-cell>
          <table:table-cell table:style-name="ce6" office:value-type="string">
            <text:p>C32</text:p>
          </table:table-cell>
          <table:table-cell office:value-type="string">
            <text:p>1457413</text:p>
          </table:table-cell>
          <table:table-cell table:style-name="ce19" office:value-type="float" office:value="0.181">
            <text:p>0,181</text:p>
          </table:table-cell>
          <table:table-cell table:style-name="ce22" table:formula="of:=IF([.E10]=&quot;-&quot;;&quot;&quot;;IF([.A10]=&quot;&quot;;[.F10];[.A10]*[.F10]))" office:value-type="currency" office:currency="GBP" office:value="0.181">
            <text:p>£0,18</text:p>
          </table:table-cell>
          <table:table-cell/>
          <table:table-cell table:style-name="ce6" office:value-type="string">
            <text:p>T491A106K010AT</text:p>
          </table:table-cell>
          <table:table-cell table:style-name="ce19" office:value-type="float" office:value="0.08402">
            <text:p>0,084</text:p>
          </table:table-cell>
          <table:table-cell table:style-name="ce37" table:formula="of:=IF([.I10]=&quot;-&quot;;&quot;&quot;;IF([.A10]=&quot;&quot;;[.J10];[.A10]*[.J10]))" office:value-type="currency" office:currency="EUR" office:value="0.08402">
            <text:p>0,08 €</text:p>
          </table:table-cell>
          <table:table-cell table:style-name="ce44" table:formula="of:=IF(AND([.E10]&lt;&gt;&quot;-&quot;;[.G10]*[.$L$1]&lt;[.K10]);[.G10]*[.$L$1];[.K10])" office:value-type="currency" office:currency="EUR" office:value="0.08402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0n</text:p>
          </table:table-cell>
          <table:table-cell table:style-name="ce15" office:value-type="string">
            <text:p>1812, 100V</text:p>
          </table:table-cell>
          <table:table-cell table:style-name="ce15" office:value-type="string">
            <text:p>C4</text:p>
          </table:table-cell>
          <table:table-cell table:style-name="ce9" office:value-type="string">
            <text:p>1828961</text:p>
          </table:table-cell>
          <table:table-cell table:style-name="ce20" office:value-type="float" office:value="0.484">
            <text:p>0,484</text:p>
          </table:table-cell>
          <table:table-cell table:style-name="ce23" table:formula="of:=IF([.E11]=&quot;-&quot;;&quot;&quot;;IF([.A11]=&quot;&quot;;[.F11];[.A11]*[.F11]))" office:value-type="currency" office:currency="GBP" office:value="0.484">
            <text:p>£0,48</text:p>
          </table:table-cell>
          <table:table-cell table:style-name="ce28"/>
          <table:table-cell table:style-name="ce28" office:value-type="string">
            <text:p>CL43B474KCHNNNE</text:p>
          </table:table-cell>
          <table:table-cell table:style-name="ce21" office:value-type="float" office:value="0.13274">
            <text:p>0,133</text:p>
          </table:table-cell>
          <table:table-cell table:style-name="ce38" table:formula="of:=IF([.I11]=&quot;-&quot;;&quot;&quot;;IF([.A11]=&quot;&quot;;[.J11];[.A11]*[.J11]))" office:value-type="currency" office:currency="EUR" office:value="0.13274">
            <text:p>0,13 €</text:p>
          </table:table-cell>
          <table:table-cell table:style-name="ce44" table:formula="of:=IF(AND([.E11]&lt;&gt;&quot;-&quot;;[.G11]*[.$L$1]&lt;[.K11]);[.G11]*[.$L$1];[.K11])" office:value-type="currency" office:currency="EUR" office:value="0.13274">
            <text:p>0,13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6" office:value-type="string">
            <text:p>10n</text:p>
          </table:table-cell>
          <table:table-cell table:style-name="ce13"/>
          <table:table-cell table:style-name="ce6" office:value-type="string">
            <text:p>C5, C13, C18</text:p>
          </table:table-cell>
          <table:table-cell office:value-type="string">
            <text:p>1759246</text:p>
          </table:table-cell>
          <table:table-cell table:style-name="ce19" office:value-type="float" office:value="0.0114">
            <text:p>0,011</text:p>
          </table:table-cell>
          <table:table-cell table:style-name="ce22" table:formula="of:=IF([.E12]=&quot;-&quot;;&quot;&quot;;IF([.A12]=&quot;&quot;;[.F12];[.A12]*[.F12]))" office:value-type="currency" office:currency="GBP" office:value="0.0342">
            <text:p>£0,03</text:p>
          </table:table-cell>
          <table:table-cell/>
          <table:table-cell table:style-name="ce6" office:value-type="string">
            <text:p>CL31B103KBCNNNC </text:p>
          </table:table-cell>
          <table:table-cell table:style-name="ce19" office:value-type="float" office:value="0.01155">
            <text:p>0,012</text:p>
          </table:table-cell>
          <table:table-cell table:style-name="ce37" table:formula="of:=IF([.I12]=&quot;-&quot;;&quot;&quot;;IF([.A12]=&quot;&quot;;[.J12];[.A12]*[.J12]))" office:value-type="currency" office:currency="EUR" office:value="0.03465">
            <text:p>0,03 €</text:p>
          </table:table-cell>
          <table:table-cell table:style-name="ce44" table:formula="of:=IF(AND([.E12]&lt;&gt;&quot;-&quot;;[.G12]*[.$L$1]&lt;[.K12]);[.G12]*[.$L$1];[.K12])" office:value-type="currency" office:currency="EUR" office:value="0.03465">
            <text:p>0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47p</text:p>
          </table:table-cell>
          <table:table-cell table:style-name="ce15"/>
          <table:table-cell table:style-name="ce15" office:value-type="string">
            <text:p>C6, C12</text:p>
          </table:table-cell>
          <table:table-cell table:style-name="ce9" office:value-type="string">
            <text:p>1414692</text:p>
          </table:table-cell>
          <table:table-cell table:style-name="ce20" office:value-type="float" office:value="0.0173">
            <text:p>0,017</text:p>
          </table:table-cell>
          <table:table-cell table:style-name="ce23" table:formula="of:=IF([.E13]=&quot;-&quot;;&quot;&quot;;IF([.A13]=&quot;&quot;;[.F13];[.A13]*[.F13]))" office:value-type="currency" office:currency="GBP" office:value="0.0346">
            <text:p>£0,03</text:p>
          </table:table-cell>
          <table:table-cell table:style-name="ce28"/>
          <table:table-cell table:style-name="ce28" office:value-type="string">
            <text:p>CC0805JRNPO9470 </text:p>
          </table:table-cell>
          <table:table-cell table:style-name="ce21" office:value-type="float" office:value="0.00919">
            <text:p>0,009</text:p>
          </table:table-cell>
          <table:table-cell table:style-name="ce38" table:formula="of:=IF([.I13]=&quot;-&quot;;&quot;&quot;;IF([.A13]=&quot;&quot;;[.J13];[.A13]*[.J13]))" office:value-type="currency" office:currency="EUR" office:value="0.01838">
            <text:p>0,02 €</text:p>
          </table:table-cell>
          <table:table-cell table:style-name="ce44" table:formula="of:=IF(AND([.E13]&lt;&gt;&quot;-&quot;;[.G13]*[.$L$1]&lt;[.K13]);[.G13]*[.$L$1];[.K13])" office:value-type="currency" office:currency="EUR" office:value="0.01838">
            <text:p>0,02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1n5</text:p>
          </table:table-cell>
          <table:table-cell table:style-name="ce13"/>
          <table:table-cell table:style-name="ce6" office:value-type="string">
            <text:p>C7, C11</text:p>
          </table:table-cell>
          <table:table-cell office:value-type="string">
            <text:p>1759232</text:p>
          </table:table-cell>
          <table:table-cell table:style-name="ce19" office:value-type="float" office:value="0.0085">
            <text:p>0,009</text:p>
          </table:table-cell>
          <table:table-cell table:style-name="ce22" table:formula="of:=IF([.E14]=&quot;-&quot;;&quot;&quot;;IF([.A14]=&quot;&quot;;[.F14];[.A14]*[.F14]))" office:value-type="currency" office:currency="GBP" office:value="0.017">
            <text:p>£0,02</text:p>
          </table:table-cell>
          <table:table-cell/>
          <table:table-cell table:style-name="ce6" office:value-type="string">
            <text:p>CL21B152KBANNNC 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14]=&quot;-&quot;;&quot;&quot;;IF([.A14]=&quot;&quot;;[.J14];[.A14]*[.J14]))" office:value-type="currency" office:currency="EUR" office:value="0.01402">
            <text:p>0,01 €</text:p>
          </table:table-cell>
          <table:table-cell table:style-name="ce44" table:formula="of:=IF(AND([.E14]&lt;&gt;&quot;-&quot;;[.G14]*[.$L$1]&lt;[.K14]);[.G14]*[.$L$1];[.K14])" office:value-type="currency" office:currency="EUR" office:value="0.0140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n2</text:p>
          </table:table-cell>
          <table:table-cell table:style-name="ce15"/>
          <table:table-cell table:style-name="ce15" office:value-type="string">
            <text:p>C8, C9</text:p>
          </table:table-cell>
          <table:table-cell table:style-name="ce9" office:value-type="string">
            <text:p>1759235</text:p>
          </table:table-cell>
          <table:table-cell table:style-name="ce20" office:value-type="float" office:value="0.0161">
            <text:p>0,016</text:p>
          </table:table-cell>
          <table:table-cell table:style-name="ce23" table:formula="of:=IF([.E15]=&quot;-&quot;;&quot;&quot;;IF([.A15]=&quot;&quot;;[.F15];[.A15]*[.F15]))" office:value-type="currency" office:currency="GBP" office:value="0.0322">
            <text:p>£0,03</text:p>
          </table:table-cell>
          <table:table-cell table:style-name="ce28"/>
          <table:table-cell table:style-name="ce28" office:value-type="string">
            <text:p>CL21B222KBANNND </text:p>
          </table:table-cell>
          <table:table-cell table:style-name="ce21" office:value-type="float" office:value="0.0065">
            <text:p>0,007</text:p>
          </table:table-cell>
          <table:table-cell table:style-name="ce38" table:formula="of:=IF([.I15]=&quot;-&quot;;&quot;&quot;;IF([.A15]=&quot;&quot;;[.J15];[.A15]*[.J15]))" office:value-type="currency" office:currency="EUR" office:value="0.013">
            <text:p>0,01 €</text:p>
          </table:table-cell>
          <table:table-cell table:style-name="ce44" table:formula="of:=IF(AND([.E15]&lt;&gt;&quot;-&quot;;[.G15]*[.$L$1]&lt;[.K15]);[.G15]*[.$L$1];[.K15])" office:value-type="currency" office:currency="EUR" office:value="0.013">
            <text:p>0,01 €</text:p>
          </table:table-cell>
        </table:table-row>
        <table:table-row table:style-name="ro3">
          <table:table-cell table:style-name="ce1" office:value-type="string">
            <text:p>11</text:p>
          </table:table-cell>
          <table:table-cell table:style-name="ce6" office:value-type="string">
            <text:p>BAS316</text:p>
          </table:table-cell>
          <table:table-cell table:style-name="ce13"/>
          <table:table-cell table:style-name="ce6" office:value-type="string">
            <text:p>D1, D2, D3, D4, D5, D6, D7, D8, D9, D10, D11</text:p>
          </table:table-cell>
          <table:table-cell office:value-type="string">
            <text:p>8734275</text:p>
          </table:table-cell>
          <table:table-cell table:style-name="ce19" office:value-type="float" office:value="0.149">
            <text:p>0,149</text:p>
          </table:table-cell>
          <table:table-cell table:style-name="ce22" table:formula="of:=IF([.E16]=&quot;-&quot;;&quot;&quot;;IF([.A16]=&quot;&quot;;[.F16];[.A16]*[.F16]))" office:value-type="currency" office:currency="GBP" office:value="1.639">
            <text:p>£1,64</text:p>
          </table:table-cell>
          <table:table-cell/>
          <table:table-cell table:style-name="ce6" office:value-type="string">
            <text:p>BAS316 </text:p>
          </table:table-cell>
          <table:table-cell table:style-name="ce19" office:value-type="float" office:value="0.02025">
            <text:p>0,020</text:p>
          </table:table-cell>
          <table:table-cell table:style-name="ce37" table:formula="of:=IF([.I16]=&quot;-&quot;;&quot;&quot;;IF([.A16]=&quot;&quot;;[.J16];[.A16]*[.J16]))" office:value-type="currency" office:currency="EUR" office:value="0.22275">
            <text:p>0,22 €</text:p>
          </table:table-cell>
          <table:table-cell table:style-name="ce44" table:formula="of:=IF(AND([.E16]&lt;&gt;&quot;-&quot;;[.G16]*[.$L$1]&lt;[.K16]);[.G16]*[.$L$1];[.K16])" office:value-type="currency" office:currency="EUR" office:value="0.22275">
            <text:p>0,22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9" office:value-type="string">
            <text:p>60R@100MHz</text:p>
          </table:table-cell>
          <table:table-cell table:style-name="ce15" office:value-type="string">
            <text:p>Ferrite bead 60R</text:p>
          </table:table-cell>
          <table:table-cell table:style-name="ce15" office:value-type="string">
            <text:p>FB</text:p>
          </table:table-cell>
          <table:table-cell table:style-name="ce9" office:value-type="string">
            <text:p>1635704</text:p>
          </table:table-cell>
          <table:table-cell table:style-name="ce20" office:value-type="float" office:value="0.0326">
            <text:p>0,033</text:p>
          </table:table-cell>
          <table:table-cell table:style-name="ce23" table:formula="of:=IF([.E17]=&quot;-&quot;;&quot;&quot;;IF([.A17]=&quot;&quot;;[.F17];[.A17]*[.F17]))" office:value-type="currency" office:currency="GBP" office:value="0.0326">
            <text:p>£0,03</text:p>
          </table:table-cell>
          <table:table-cell table:style-name="ce28"/>
          <table:table-cell table:style-name="ce28" office:value-type="string">
            <text:p>LCBA-600</text:p>
          </table:table-cell>
          <table:table-cell table:style-name="ce21" office:value-type="float" office:value="0.0274">
            <text:p>0,027</text:p>
          </table:table-cell>
          <table:table-cell table:style-name="ce38" table:formula="of:=IF([.I17]=&quot;-&quot;;&quot;&quot;;IF([.A17]=&quot;&quot;;[.J17];[.A17]*[.J17]))" office:value-type="currency" office:currency="EUR" office:value="0.0274">
            <text:p>0,03 €</text:p>
          </table:table-cell>
          <table:table-cell table:style-name="ce44" table:formula="of:=IF(AND([.E17]&lt;&gt;&quot;-&quot;;[.G17]*[.$L$1]&lt;[.K17]);[.G17]*[.$L$1];[.K17])" office:value-type="currency" office:currency="EUR" office:value="0.0274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TL072D</text:p>
          </table:table-cell>
          <table:table-cell table:style-name="ce13"/>
          <table:table-cell table:style-name="ce6" office:value-type="string">
            <text:p>IC1, IC2</text:p>
          </table:table-cell>
          <table:table-cell office:value-type="string">
            <text:p>1467663</text:p>
          </table:table-cell>
          <table:table-cell table:style-name="ce19" office:value-type="float" office:value="0.121">
            <text:p>0,121</text:p>
          </table:table-cell>
          <table:table-cell table:style-name="ce22" table:formula="of:=IF([.E18]=&quot;-&quot;;&quot;&quot;;IF([.A18]=&quot;&quot;;[.F18];[.A18]*[.F18]))" office:value-type="currency" office:currency="GBP" office:value="0.121">
            <text:p>£0,12</text:p>
          </table:table-cell>
          <table:table-cell/>
          <table:table-cell table:style-name="ce6" office:value-type="string">
            <text:p>TL072CD</text:p>
          </table:table-cell>
          <table:table-cell table:style-name="ce19" office:value-type="float" office:value="0.1692">
            <text:p>0,169</text:p>
          </table:table-cell>
          <table:table-cell table:style-name="ce37" table:formula="of:=IF([.I18]=&quot;-&quot;;&quot;&quot;;IF([.A18]=&quot;&quot;;[.J18];[.A18]*[.J18]))" office:value-type="currency" office:currency="EUR" office:value="0.1692">
            <text:p>0,17 €</text:p>
          </table:table-cell>
          <table:table-cell table:style-name="ce44" table:formula="of:=IF(AND([.E18]&lt;&gt;&quot;-&quot;;[.G18]*[.$L$1]&lt;[.K18]);[.G18]*[.$L$1];[.K18])" office:value-type="currency" office:currency="EUR" office:value="0.15309888">
            <text:p>0,1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OP27GSZ</text:p>
          </table:table-cell>
          <table:table-cell table:style-name="ce15"/>
          <table:table-cell table:style-name="ce15" office:value-type="string">
            <text:p>IC3</text:p>
          </table:table-cell>
          <table:table-cell table:style-name="ce9" office:value-type="string">
            <text:p>9426124</text:p>
          </table:table-cell>
          <table:table-cell table:style-name="ce20" office:value-type="float" office:value="2.31">
            <text:p>2,310</text:p>
          </table:table-cell>
          <table:table-cell table:style-name="ce23" table:formula="of:=IF([.E19]=&quot;-&quot;;&quot;&quot;;IF([.A19]=&quot;&quot;;[.F19];[.A19]*[.F19]))" office:value-type="currency" office:currency="GBP" office:value="2.31">
            <text:p>£2,31</text:p>
          </table:table-cell>
          <table:table-cell table:style-name="ce28"/>
          <table:table-cell table:style-name="ce28" office:value-type="string">
            <text:p>OP27GSZ</text:p>
          </table:table-cell>
          <table:table-cell table:style-name="ce21" office:value-type="float" office:value="1.45">
            <text:p>1,450</text:p>
          </table:table-cell>
          <table:table-cell table:style-name="ce38" table:formula="of:=IF([.I19]=&quot;-&quot;;&quot;&quot;;IF([.A19]=&quot;&quot;;[.J19];[.A19]*[.J19]))" office:value-type="currency" office:currency="EUR" office:value="1.45">
            <text:p>1,45 €</text:p>
          </table:table-cell>
          <table:table-cell table:style-name="ce44" table:formula="of:=IF(AND([.E19]&lt;&gt;&quot;-&quot;;[.G19]*[.$L$1]&lt;[.K19]);[.G19]*[.$L$1];[.K19])" office:value-type="currency" office:currency="EUR" office:value="1.45">
            <text:p>1,45 €</text:p>
          </table:table-cell>
        </table:table-row>
        <table:table-row table:style-name="ro1">
          <table:table-cell table:style-name="ce1"/>
          <table:table-cell table:style-name="ce6" office:value-type="string">
            <text:p>Option: OPA227UA</text:p>
          </table:table-cell>
          <table:table-cell table:style-name="ce13"/>
          <table:table-cell table:style-name="ce6" office:value-type="string">
            <text:p>IC3</text:p>
          </table:table-cell>
          <table:table-cell office:value-type="string">
            <text:p>1212441</text:p>
          </table:table-cell>
          <table:table-cell table:style-name="ce19" office:value-type="float" office:value="3.97">
            <text:p>3,970</text:p>
          </table:table-cell>
          <table:table-cell table:style-name="ce22"/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20]=&quot;-&quot;;&quot;&quot;;IF([.A20]=&quot;&quot;;[.J20];[.A20]*[.J20]))">
            <text:p/>
          </table:table-cell>
          <table:table-cell table:style-name="ce44" table:formula="of:=IF(AND([.E20]&lt;&gt;&quot;-&quot;;[.G20]*[.$L$1]&lt;[.K20]);[.G20]*[.$L$1];[.K20])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P339D</text:p>
          </table:table-cell>
          <table:table-cell table:style-name="ce15"/>
          <table:table-cell table:style-name="ce15" office:value-type="string">
            <text:p>IC4</text:p>
          </table:table-cell>
          <table:table-cell table:style-name="ce9" office:value-type="string">
            <text:p>9589686</text:p>
          </table:table-cell>
          <table:table-cell table:style-name="ce20" office:value-type="float" office:value="0.318">
            <text:p>0,318</text:p>
          </table:table-cell>
          <table:table-cell table:style-name="ce23" table:formula="of:=IF([.E21]=&quot;-&quot;;&quot;&quot;;IF([.A21]=&quot;&quot;;[.F21];[.A21]*[.F21]))" office:value-type="currency" office:currency="GBP" office:value="0.318">
            <text:p>£0,32</text:p>
          </table:table-cell>
          <table:table-cell table:style-name="ce28"/>
          <table:table-cell table:style-name="ce28" office:value-type="string">
            <text:p>LP339D</text:p>
          </table:table-cell>
          <table:table-cell table:style-name="ce21" office:value-type="float" office:value="0.278">
            <text:p>0,278</text:p>
          </table:table-cell>
          <table:table-cell table:style-name="ce38" table:formula="of:=IF([.I21]=&quot;-&quot;;&quot;&quot;;IF([.A21]=&quot;&quot;;[.J21];[.A21]*[.J21]))" office:value-type="currency" office:currency="EUR" office:value="0.278">
            <text:p>0,28 €</text:p>
          </table:table-cell>
          <table:table-cell table:style-name="ce44" table:formula="of:=IF(AND([.E21]&lt;&gt;&quot;-&quot;;[.G21]*[.$L$1]&lt;[.K21]);[.G21]*[.$L$1];[.K21])" office:value-type="currency" office:currency="EUR" office:value="0.278">
            <text:p>0,2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MCP23S08-E/SO</text:p>
          </table:table-cell>
          <table:table-cell table:style-name="ce13"/>
          <table:table-cell table:style-name="ce6" office:value-type="string">
            <text:p>IC5</text:p>
          </table:table-cell>
          <table:table-cell office:value-type="string">
            <text:p>1332092</text:p>
          </table:table-cell>
          <table:table-cell table:style-name="ce19" office:value-type="float" office:value="0.763">
            <text:p>0,763</text:p>
          </table:table-cell>
          <table:table-cell table:style-name="ce22" table:formula="of:=IF([.E22]=&quot;-&quot;;&quot;&quot;;IF([.A22]=&quot;&quot;;[.F22];[.A22]*[.F22]))" office:value-type="currency" office:currency="GBP" office:value="0.763">
            <text:p>£0,76</text:p>
          </table:table-cell>
          <table:table-cell/>
          <table:table-cell table:style-name="ce6" office:value-type="string">
            <text:p>MCP23S08-E/SO</text:p>
          </table:table-cell>
          <table:table-cell table:style-name="ce19" office:value-type="float" office:value="0.96">
            <text:p>0,960</text:p>
          </table:table-cell>
          <table:table-cell table:style-name="ce37" table:formula="of:=IF([.I22]=&quot;-&quot;;&quot;&quot;;IF([.A22]=&quot;&quot;;[.J22];[.A22]*[.J22]))" office:value-type="currency" office:currency="EUR" office:value="0.96">
            <text:p>0,96 €</text:p>
          </table:table-cell>
          <table:table-cell table:style-name="ce44" table:formula="of:=IF(AND([.E22]&lt;&gt;&quot;-&quot;;[.G22]*[.$L$1]&lt;[.K22]);[.G22]*[.$L$1];[.K22])" office:value-type="currency" office:currency="EUR" office:value="0.96">
            <text:p>0,9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DAC8552</text:p>
          </table:table-cell>
          <table:table-cell table:style-name="ce15"/>
          <table:table-cell table:style-name="ce15" office:value-type="string">
            <text:p>IC6</text:p>
          </table:table-cell>
          <table:table-cell table:style-name="ce9" office:value-type="string">
            <text:p>1329584</text:p>
          </table:table-cell>
          <table:table-cell table:style-name="ce20" office:value-type="float" office:value="5.29">
            <text:p>5,290</text:p>
          </table:table-cell>
          <table:table-cell table:style-name="ce23" table:formula="of:=IF([.E23]=&quot;-&quot;;&quot;&quot;;IF([.A23]=&quot;&quot;;[.F23];[.A23]*[.F23]))" office:value-type="currency" office:currency="GBP" office:value="5.29">
            <text:p>£5,29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23]=&quot;-&quot;;&quot;&quot;;IF([.A23]=&quot;&quot;;[.J23];[.A23]*[.J23]))">
            <text:p/>
          </table:table-cell>
          <table:table-cell table:style-name="ce44" table:formula="of:=IF(AND([.E23]&lt;&gt;&quot;-&quot;;[.G23]*[.$L$1]&lt;[.K23]);[.G23]*[.$L$1];[.K23])" office:value-type="currency" office:currency="EUR" office:value="6.6933312">
            <text:p>6,6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REF5025</text:p>
          </table:table-cell>
          <table:table-cell table:style-name="ce13"/>
          <table:table-cell table:style-name="ce6" office:value-type="string">
            <text:p>IC7</text:p>
          </table:table-cell>
          <table:table-cell office:value-type="string">
            <text:p>1439622</text:p>
          </table:table-cell>
          <table:table-cell table:style-name="ce19" office:value-type="float" office:value="2.59">
            <text:p>2,590</text:p>
          </table:table-cell>
          <table:table-cell table:style-name="ce22" table:formula="of:=IF([.E24]=&quot;-&quot;;&quot;&quot;;IF([.A24]=&quot;&quot;;[.F24];[.A24]*[.F24]))" office:value-type="currency" office:currency="GBP" office:value="2.59">
            <text:p>£2,59</text:p>
          </table:table-cell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24]=&quot;-&quot;;&quot;&quot;;IF([.A24]=&quot;&quot;;[.J24];[.A24]*[.J24]))">
            <text:p/>
          </table:table-cell>
          <table:table-cell table:style-name="ce44" table:formula="of:=IF(AND([.E24]&lt;&gt;&quot;-&quot;;[.G24]*[.$L$1]&lt;[.K24]);[.G24]*[.$L$1];[.K24])" office:value-type="currency" office:currency="EUR" office:value="3.2770752">
            <text:p>3,2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DS1120</text:p>
          </table:table-cell>
          <table:table-cell table:style-name="ce15"/>
          <table:table-cell table:style-name="ce15" office:value-type="string">
            <text:p>IC8</text:p>
          </table:table-cell>
          <table:table-cell table:style-name="ce9" office:value-type="string">
            <text:p>2402249</text:p>
          </table:table-cell>
          <table:table-cell table:style-name="ce20" office:value-type="float" office:value="6.26">
            <text:p>6,260</text:p>
          </table:table-cell>
          <table:table-cell table:style-name="ce23" table:formula="of:=IF([.E25]=&quot;-&quot;;&quot;&quot;;IF([.A25]=&quot;&quot;;[.F25];[.A25]*[.F25]))" office:value-type="currency" office:currency="GBP" office:value="6.26">
            <text:p>£6,26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25]=&quot;-&quot;;&quot;&quot;;IF([.A25]=&quot;&quot;;[.J25];[.A25]*[.J25]))">
            <text:p/>
          </table:table-cell>
          <table:table-cell table:style-name="ce44" table:formula="of:=IF(AND([.E25]&lt;&gt;&quot;-&quot;;[.G25]*[.$L$1]&lt;[.K25]);[.G25]*[.$L$1];[.K25])" office:value-type="currency" office:currency="EUR" office:value="7.9206528">
            <text:p>7,92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6" office:value-type="string">
            <text:p>826629-4 </text:p>
          </table:table-cell>
          <table:table-cell table:style-name="ce13" office:value-type="string">
            <text:p>4-pin jumper section (or 2 x zero ohm 0805 resistors)</text:p>
          </table:table-cell>
          <table:table-cell table:style-name="ce6" office:value-type="string">
            <text:p>JP1</text:p>
          </table:table-cell>
          <table:table-cell office:value-type="string">
            <text:p>3418303</text:p>
          </table:table-cell>
          <table:table-cell table:style-name="ce19" office:value-type="float" office:value="0.324">
            <text:p>0,324</text:p>
          </table:table-cell>
          <table:table-cell table:style-name="ce22" table:formula="of:=IF([.E26]=&quot;-&quot;;&quot;&quot;;IF([.A26]=&quot;&quot;;[.F26];[.A26]*[.F26]))" office:value-type="currency" office:currency="GBP" office:value="0.324">
            <text:p>£0,32</text:p>
          </table:table-cell>
          <table:table-cell/>
          <table:table-cell table:style-name="ce6" office:value-type="string">
            <text:p>826629-4 </text:p>
          </table:table-cell>
          <table:table-cell table:style-name="ce19" office:value-type="float" office:value="0.29">
            <text:p>0,290</text:p>
          </table:table-cell>
          <table:table-cell table:style-name="ce37" table:formula="of:=IF([.I26]=&quot;-&quot;;&quot;&quot;;IF([.A26]=&quot;&quot;;[.J26];[.A26]*[.J26]))" office:value-type="currency" office:currency="EUR" office:value="0.29">
            <text:p>0,29 €</text:p>
          </table:table-cell>
          <table:table-cell table:style-name="ce44" table:formula="of:=IF(AND([.E26]&lt;&gt;&quot;-&quot;;[.G26]*[.$L$1]&lt;[.K26]);[.G26]*[.$L$1];[.K26])" office:value-type="currency" office:currency="EUR" office:value="0.29">
            <text:p>0,2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IRFP250N</text:p>
          </table:table-cell>
          <table:table-cell table:style-name="ce15" office:value-type="string">
            <text:p>(or IRFP260N)</text:p>
          </table:table-cell>
          <table:table-cell table:style-name="ce15" office:value-type="string">
            <text:p>Q1</text:p>
          </table:table-cell>
          <table:table-cell table:style-name="ce9" office:value-type="string">
            <text:p>8649260</text:p>
          </table:table-cell>
          <table:table-cell table:style-name="ce20" office:value-type="float" office:value="2.91">
            <text:p>2,910</text:p>
          </table:table-cell>
          <table:table-cell table:style-name="ce23" table:formula="of:=IF([.E27]=&quot;-&quot;;&quot;&quot;;IF([.A27]=&quot;&quot;;[.F27];[.A27]*[.F27]))" office:value-type="currency" office:currency="GBP" office:value="2.91">
            <text:p>£2,91</text:p>
          </table:table-cell>
          <table:table-cell table:style-name="ce28"/>
          <table:table-cell table:style-name="ce28" office:value-type="string">
            <text:p>IRFP250NPBF </text:p>
          </table:table-cell>
          <table:table-cell table:style-name="ce21" office:value-type="float" office:value="1">
            <text:p>1,000</text:p>
          </table:table-cell>
          <table:table-cell table:style-name="ce38" table:formula="of:=IF([.I27]=&quot;-&quot;;&quot;&quot;;IF([.A27]=&quot;&quot;;[.J27];[.A27]*[.J27]))" office:value-type="currency" office:currency="EUR" office:value="1">
            <text:p>1,00 €</text:p>
          </table:table-cell>
          <table:table-cell table:style-name="ce44" table:formula="of:=IF(AND([.E27]&lt;&gt;&quot;-&quot;;[.G27]*[.$L$1]&lt;[.K27]);[.G27]*[.$L$1];[.K27])" office:value-type="currency" office:currency="EUR" office:value="1">
            <text:p>1,00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2N7002</text:p>
          </table:table-cell>
          <table:table-cell table:style-name="ce13"/>
          <table:table-cell table:style-name="ce6" office:value-type="string">
            <text:p>Q11</text:p>
          </table:table-cell>
          <table:table-cell office:value-type="string">
            <text:p>1713823</text:p>
          </table:table-cell>
          <table:table-cell table:style-name="ce19" office:value-type="float" office:value="0.0377">
            <text:p>0,038</text:p>
          </table:table-cell>
          <table:table-cell table:style-name="ce22" table:formula="of:=IF([.E28]=&quot;-&quot;;&quot;&quot;;IF([.A28]=&quot;&quot;;[.F28];[.A28]*[.F28]))" office:value-type="currency" office:currency="GBP" office:value="0.0377">
            <text:p>£0,04</text:p>
          </table:table-cell>
          <table:table-cell/>
          <table:table-cell table:style-name="ce6" office:value-type="string">
            <text:p>2N7002</text:p>
          </table:table-cell>
          <table:table-cell table:style-name="ce19" office:value-type="float" office:value="0.03447">
            <text:p>0,034</text:p>
          </table:table-cell>
          <table:table-cell table:style-name="ce37" table:formula="of:=IF([.I28]=&quot;-&quot;;&quot;&quot;;IF([.A28]=&quot;&quot;;[.J28];[.A28]*[.J28]))" office:value-type="currency" office:currency="EUR" office:value="0.03447">
            <text:p>0,03 €</text:p>
          </table:table-cell>
          <table:table-cell table:style-name="ce44" table:formula="of:=IF(AND([.E28]&lt;&gt;&quot;-&quot;;[.G28]*[.$L$1]&lt;[.K28]);[.G28]*[.$L$1];[.K28])" office:value-type="currency" office:currency="EUR" office:value="0.03447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SS84P </text:p>
          </table:table-cell>
          <table:table-cell table:style-name="ce15"/>
          <table:table-cell table:style-name="ce15" office:value-type="string">
            <text:p>Q12</text:p>
          </table:table-cell>
          <table:table-cell table:style-name="ce9" office:value-type="string">
            <text:p>1888166</text:p>
          </table:table-cell>
          <table:table-cell table:style-name="ce20" office:value-type="float" office:value="0.0988">
            <text:p>0,099</text:p>
          </table:table-cell>
          <table:table-cell table:style-name="ce23" table:formula="of:=IF([.E29]=&quot;-&quot;;&quot;&quot;;IF([.A29]=&quot;&quot;;[.F29];[.A29]*[.F29]))" office:value-type="currency" office:currency="GBP" office:value="0.0988">
            <text:p>£0,10</text:p>
          </table:table-cell>
          <table:table-cell table:style-name="ce28"/>
          <table:table-cell table:style-name="ce28" office:value-type="string">
            <text:p>BSS84P </text:p>
          </table:table-cell>
          <table:table-cell table:style-name="ce21" office:value-type="float" office:value="0.0326">
            <text:p>0,033</text:p>
          </table:table-cell>
          <table:table-cell table:style-name="ce38" table:formula="of:=IF([.I29]=&quot;-&quot;;&quot;&quot;;IF([.A29]=&quot;&quot;;[.J29];[.A29]*[.J29]))" office:value-type="currency" office:currency="EUR" office:value="0.0326">
            <text:p>0,03 €</text:p>
          </table:table-cell>
          <table:table-cell table:style-name="ce44" table:formula="of:=IF(AND([.E29]&lt;&gt;&quot;-&quot;;[.G29]*[.$L$1]&lt;[.K29]);[.G29]*[.$L$1];[.K29])" office:value-type="currency" office:currency="EUR" office:value="0.0326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BC857C</text:p>
          </table:table-cell>
          <table:table-cell table:style-name="ce13"/>
          <table:table-cell table:style-name="ce6" office:value-type="string">
            <text:p>Q2</text:p>
          </table:table-cell>
          <table:table-cell office:value-type="string">
            <text:p>8734771</text:p>
          </table:table-cell>
          <table:table-cell table:style-name="ce19" office:value-type="float" office:value="0.0215">
            <text:p>0,022</text:p>
          </table:table-cell>
          <table:table-cell table:style-name="ce22" table:formula="of:=IF([.E30]=&quot;-&quot;;&quot;&quot;;IF([.A30]=&quot;&quot;;[.F30];[.A30]*[.F30]))" office:value-type="currency" office:currency="GBP" office:value="0.0215">
            <text:p>£0,02</text:p>
          </table:table-cell>
          <table:table-cell/>
          <table:table-cell table:style-name="ce6" office:value-type="string">
            <text:p>BC857C-DIO </text:p>
          </table:table-cell>
          <table:table-cell table:style-name="ce19" office:value-type="float" office:value="0.02">
            <text:p>0,020</text:p>
          </table:table-cell>
          <table:table-cell table:style-name="ce37" table:formula="of:=IF([.I30]=&quot;-&quot;;&quot;&quot;;IF([.A30]=&quot;&quot;;[.J30];[.A30]*[.J30]))" office:value-type="currency" office:currency="EUR" office:value="0.02">
            <text:p>0,02 €</text:p>
          </table:table-cell>
          <table:table-cell table:style-name="ce44" table:formula="of:=IF(AND([.E30]&lt;&gt;&quot;-&quot;;[.G30]*[.$L$1]&lt;[.K30]);[.G30]*[.$L$1];[.K30])" office:value-type="currency" office:currency="EUR" office:value="0.0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C846C</text:p>
          </table:table-cell>
          <table:table-cell table:style-name="ce15"/>
          <table:table-cell table:style-name="ce15" office:value-type="string">
            <text:p>Q3</text:p>
          </table:table-cell>
          <table:table-cell table:style-name="ce9" office:value-type="string">
            <text:p>2453325</text:p>
          </table:table-cell>
          <table:table-cell table:style-name="ce20" office:value-type="float" office:value="0.199">
            <text:p>0,199</text:p>
          </table:table-cell>
          <table:table-cell table:style-name="ce23" table:formula="of:=IF([.E31]=&quot;-&quot;;&quot;&quot;;IF([.A31]=&quot;&quot;;[.F31];[.A31]*[.F31]))" office:value-type="currency" office:currency="GBP" office:value="0.199">
            <text:p>£0,20</text:p>
          </table:table-cell>
          <table:table-cell table:style-name="ce28"/>
          <table:table-cell table:style-name="ce28" office:value-type="string">
            <text:p>BC846C-DIO </text:p>
          </table:table-cell>
          <table:table-cell table:style-name="ce21" office:value-type="float" office:value="0.00198">
            <text:p>0,002</text:p>
          </table:table-cell>
          <table:table-cell table:style-name="ce38" table:formula="of:=IF([.I31]=&quot;-&quot;;&quot;&quot;;IF([.A31]=&quot;&quot;;[.J31];[.A31]*[.J31]))" office:value-type="currency" office:currency="EUR" office:value="0.00198">
            <text:p>0,00 €</text:p>
          </table:table-cell>
          <table:table-cell table:style-name="ce44" table:formula="of:=IF(AND([.E31]&lt;&gt;&quot;-&quot;;[.G31]*[.$L$1]&lt;[.K31]);[.G31]*[.$L$1];[.K31])" office:value-type="currency" office:currency="EUR" office:value="0.00198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BCP56-16.115</text:p>
          </table:table-cell>
          <table:table-cell table:style-name="ce13" office:value-type="string">
            <text:p>100V</text:p>
          </table:table-cell>
          <table:table-cell table:style-name="ce6" office:value-type="string">
            <text:p>Q4, Q6</text:p>
          </table:table-cell>
          <table:table-cell office:value-type="string">
            <text:p>1081258</text:p>
          </table:table-cell>
          <table:table-cell table:style-name="ce19" office:value-type="float" office:value="0.122">
            <text:p>0,122</text:p>
          </table:table-cell>
          <table:table-cell table:style-name="ce22" table:formula="of:=IF([.E32]=&quot;-&quot;;&quot;&quot;;IF([.A32]=&quot;&quot;;[.F32];[.A32]*[.F32]))" office:value-type="currency" office:currency="GBP" office:value="0.244">
            <text:p>£0,24</text:p>
          </table:table-cell>
          <table:table-cell/>
          <table:table-cell table:style-name="ce6" office:value-type="string">
            <text:p>BCP56-16T1G </text:p>
          </table:table-cell>
          <table:table-cell table:style-name="ce19" office:value-type="float" office:value="0.099">
            <text:p>0,099</text:p>
          </table:table-cell>
          <table:table-cell table:style-name="ce37" table:formula="of:=IF([.I32]=&quot;-&quot;;&quot;&quot;;IF([.A32]=&quot;&quot;;[.J32];[.A32]*[.J32]))" office:value-type="currency" office:currency="EUR" office:value="0.198">
            <text:p>0,20 €</text:p>
          </table:table-cell>
          <table:table-cell table:style-name="ce44" table:formula="of:=IF(AND([.E32]&lt;&gt;&quot;-&quot;;[.G32]*[.$L$1]&lt;[.K32]);[.G32]*[.$L$1];[.K32])" office:value-type="currency" office:currency="EUR" office:value="0.198">
            <text:p>0,2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IRF9640</text:p>
          </table:table-cell>
          <table:table-cell table:style-name="ce15"/>
          <table:table-cell table:style-name="ce15" office:value-type="string">
            <text:p>Q5</text:p>
          </table:table-cell>
          <table:table-cell table:style-name="ce9" office:value-type="string">
            <text:p>8648654</text:p>
          </table:table-cell>
          <table:table-cell table:style-name="ce20" office:value-type="float" office:value="2.01">
            <text:p>2,010</text:p>
          </table:table-cell>
          <table:table-cell table:style-name="ce23" table:formula="of:=IF([.E33]=&quot;-&quot;;&quot;&quot;;IF([.A33]=&quot;&quot;;[.F33];[.A33]*[.F33]))" office:value-type="currency" office:currency="GBP" office:value="2.01">
            <text:p>£2,01</text:p>
          </table:table-cell>
          <table:table-cell table:style-name="ce28"/>
          <table:table-cell table:style-name="ce28" office:value-type="string">
            <text:p>IRF9640PBF </text:p>
          </table:table-cell>
          <table:table-cell table:style-name="ce21" office:value-type="float" office:value="0.75">
            <text:p>0,750</text:p>
          </table:table-cell>
          <table:table-cell table:style-name="ce38" table:formula="of:=IF([.I33]=&quot;-&quot;;&quot;&quot;;IF([.A33]=&quot;&quot;;[.J33];[.A33]*[.J33]))" office:value-type="currency" office:currency="EUR" office:value="0.75">
            <text:p>0,75 €</text:p>
          </table:table-cell>
          <table:table-cell table:style-name="ce44" table:formula="of:=IF(AND([.E33]&lt;&gt;&quot;-&quot;;[.G33]*[.$L$1]&lt;[.K33]);[.G33]*[.$L$1];[.K33])" office:value-type="currency" office:currency="EUR" office:value="0.75">
            <text:p>0,7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MMBT5401</text:p>
          </table:table-cell>
          <table:table-cell table:style-name="ce13"/>
          <table:table-cell table:style-name="ce6" office:value-type="string">
            <text:p>Q7, Q8</text:p>
          </table:table-cell>
          <table:table-cell office:value-type="string">
            <text:p>1459108</text:p>
          </table:table-cell>
          <table:table-cell table:style-name="ce19" office:value-type="float" office:value="0.0725">
            <text:p>0,073</text:p>
          </table:table-cell>
          <table:table-cell table:style-name="ce22" table:formula="of:=IF([.E34]=&quot;-&quot;;&quot;&quot;;IF([.A34]=&quot;&quot;;[.F34];[.A34]*[.F34]))" office:value-type="currency" office:currency="GBP" office:value="0.145">
            <text:p>£0,15</text:p>
          </table:table-cell>
          <table:table-cell/>
          <table:table-cell table:style-name="ce6" office:value-type="string">
            <text:p>MMBT5401</text:p>
          </table:table-cell>
          <table:table-cell table:style-name="ce19" office:value-type="float" office:value="0.02123">
            <text:p>0,021</text:p>
          </table:table-cell>
          <table:table-cell table:style-name="ce37" table:formula="of:=IF([.I34]=&quot;-&quot;;&quot;&quot;;IF([.A34]=&quot;&quot;;[.J34];[.A34]*[.J34]))" office:value-type="currency" office:currency="EUR" office:value="0.04246">
            <text:p>0,04 €</text:p>
          </table:table-cell>
          <table:table-cell table:style-name="ce44" table:formula="of:=IF(AND([.E34]&lt;&gt;&quot;-&quot;;[.G34]*[.$L$1]&lt;[.K34]);[.G34]*[.$L$1];[.K34])" office:value-type="currency" office:currency="EUR" office:value="0.04246">
            <text:p>0,0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MMBT5551</text:p>
          </table:table-cell>
          <table:table-cell table:style-name="ce15"/>
          <table:table-cell table:style-name="ce15" office:value-type="string">
            <text:p>Q9, Q10</text:p>
          </table:table-cell>
          <table:table-cell table:style-name="ce9" office:value-type="string">
            <text:p>1459109</text:p>
          </table:table-cell>
          <table:table-cell table:style-name="ce20" office:value-type="float" office:value="0.153">
            <text:p>0,153</text:p>
          </table:table-cell>
          <table:table-cell table:style-name="ce23" table:formula="of:=IF([.E35]=&quot;-&quot;;&quot;&quot;;IF([.A35]=&quot;&quot;;[.F35];[.A35]*[.F35]))" office:value-type="currency" office:currency="GBP" office:value="0.306">
            <text:p>£0,31</text:p>
          </table:table-cell>
          <table:table-cell table:style-name="ce28"/>
          <table:table-cell table:style-name="ce28" office:value-type="string">
            <text:p>MMBT5551</text:p>
          </table:table-cell>
          <table:table-cell table:style-name="ce21" office:value-type="float" office:value="0.02079">
            <text:p>0,021</text:p>
          </table:table-cell>
          <table:table-cell table:style-name="ce38" table:formula="of:=IF([.I35]=&quot;-&quot;;&quot;&quot;;IF([.A35]=&quot;&quot;;[.J35];[.A35]*[.J35]))" office:value-type="currency" office:currency="EUR" office:value="0.04158">
            <text:p>0,04 €</text:p>
          </table:table-cell>
          <table:table-cell table:style-name="ce44" table:formula="of:=IF(AND([.E35]&lt;&gt;&quot;-&quot;;[.G35]*[.$L$1]&lt;[.K35]);[.G35]*[.$L$1];[.K35])" office:value-type="currency" office:currency="EUR" office:value="0.04158">
            <text:p>0,0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0R1</text:p>
          </table:table-cell>
          <table:table-cell table:style-name="ce13" office:value-type="string">
            <text:p>3W</text:p>
          </table:table-cell>
          <table:table-cell table:style-name="ce6" office:value-type="string">
            <text:p>R1</text:p>
          </table:table-cell>
          <table:table-cell office:value-type="string">
            <text:p>1779304</text:p>
          </table:table-cell>
          <table:table-cell table:style-name="ce19" office:value-type="float" office:value="0.236">
            <text:p>0,236</text:p>
          </table:table-cell>
          <table:table-cell table:style-name="ce22" table:formula="of:=IF([.E36]=&quot;-&quot;;&quot;&quot;;IF([.A36]=&quot;&quot;;[.F36];[.A36]*[.F36]))" office:value-type="currency" office:currency="GBP" office:value="0.236">
            <text:p>£0,24</text:p>
          </table:table-cell>
          <table:table-cell/>
          <table:table-cell table:style-name="ce6" office:value-type="string">
            <text:p>KNP03WS-0R1</text:p>
          </table:table-cell>
          <table:table-cell table:style-name="ce19" office:value-type="float" office:value="0.12455">
            <text:p>0,125</text:p>
          </table:table-cell>
          <table:table-cell table:style-name="ce37" table:formula="of:=IF([.I36]=&quot;-&quot;;&quot;&quot;;IF([.A36]=&quot;&quot;;[.J36];[.A36]*[.J36]))" office:value-type="currency" office:currency="EUR" office:value="0.12455">
            <text:p>0,12 €</text:p>
          </table:table-cell>
          <table:table-cell table:style-name="ce44" table:formula="of:=IF(AND([.E36]&lt;&gt;&quot;-&quot;;[.G36]*[.$L$1]&lt;[.K36]);[.G36]*[.$L$1];[.K36])" office:value-type="currency" office:currency="EUR" office:value="0.12455">
            <text:p>0,12 €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220R </text:p>
          </table:table-cell>
          <table:table-cell table:style-name="ce15"/>
          <table:table-cell table:style-name="ce15" office:value-type="string">
            <text:p>R10, R11, R14, R19, R29</text:p>
          </table:table-cell>
          <table:table-cell table:style-name="ce9" office:value-type="string">
            <text:p>1099795</text:p>
          </table:table-cell>
          <table:table-cell table:style-name="ce20" office:value-type="float" office:value="0.0102">
            <text:p>0,010</text:p>
          </table:table-cell>
          <table:table-cell table:style-name="ce23" table:formula="of:=IF([.E37]=&quot;-&quot;;&quot;&quot;;IF([.A37]=&quot;&quot;;[.F37];[.A37]*[.F37]))" office:value-type="currency" office:currency="GBP" office:value="0.051">
            <text:p>£0,05</text:p>
          </table:table-cell>
          <table:table-cell table:style-name="ce28"/>
          <table:table-cell table:style-name="ce28" office:value-type="string">
            <text:p>RC0805FR-07220R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37]=&quot;-&quot;;&quot;&quot;;IF([.A37]=&quot;&quot;;[.J37];[.A37]*[.J37]))" office:value-type="currency" office:currency="EUR" office:value="0.03505">
            <text:p>0,04 €</text:p>
          </table:table-cell>
          <table:table-cell table:style-name="ce44" table:formula="of:=IF(AND([.E37]&lt;&gt;&quot;-&quot;;[.G37]*[.$L$1]&lt;[.K37]);[.G37]*[.$L$1];[.K37])" office:value-type="currency" office:currency="EUR" office:value="0.03505">
            <text:p>0,04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470R</text:p>
          </table:table-cell>
          <table:table-cell table:style-name="ce13"/>
          <table:table-cell table:style-name="ce6" office:value-type="string">
            <text:p>R12, R24</text:p>
          </table:table-cell>
          <table:table-cell office:value-type="string">
            <text:p>1099798</text:p>
          </table:table-cell>
          <table:table-cell table:style-name="ce19" office:value-type="float" office:value="0.012">
            <text:p>0,012</text:p>
          </table:table-cell>
          <table:table-cell table:style-name="ce22" table:formula="of:=IF([.E38]=&quot;-&quot;;&quot;&quot;;IF([.A38]=&quot;&quot;;[.F38];[.A38]*[.F38]))" office:value-type="currency" office:currency="GBP" office:value="0.024">
            <text:p>£0,02</text:p>
          </table:table-cell>
          <table:table-cell/>
          <table:table-cell table:style-name="ce6" office:value-type="string">
            <text:p>RC0805FR-07470R 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38]=&quot;-&quot;;&quot;&quot;;IF([.A38]=&quot;&quot;;[.J38];[.A38]*[.J38]))" office:value-type="currency" office:currency="EUR" office:value="0.01402">
            <text:p>0,01 €</text:p>
          </table:table-cell>
          <table:table-cell table:style-name="ce44" table:formula="of:=IF(AND([.E38]&lt;&gt;&quot;-&quot;;[.G38]*[.$L$1]&lt;[.K38]);[.G38]*[.$L$1];[.K38])" office:value-type="currency" office:currency="EUR" office:value="0.0140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R</text:p>
          </table:table-cell>
          <table:table-cell table:style-name="ce15"/>
          <table:table-cell table:style-name="ce15" office:value-type="string">
            <text:p>R15</text:p>
          </table:table-cell>
          <table:table-cell table:style-name="ce9" office:value-type="string">
            <text:p>1099793</text:p>
          </table:table-cell>
          <table:table-cell table:style-name="ce20" office:value-type="float" office:value="0.024">
            <text:p>0,024</text:p>
          </table:table-cell>
          <table:table-cell table:style-name="ce23" table:formula="of:=IF([.E39]=&quot;-&quot;;&quot;&quot;;IF([.A39]=&quot;&quot;;[.F39];[.A39]*[.F39]))" office:value-type="currency" office:currency="GBP" office:value="0.024">
            <text:p>£0,02</text:p>
          </table:table-cell>
          <table:table-cell table:style-name="ce28"/>
          <table:table-cell table:style-name="ce28" office:value-type="string">
            <text:p>RC0805FR-07100R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39]=&quot;-&quot;;&quot;&quot;;IF([.A39]=&quot;&quot;;[.J39];[.A39]*[.J39]))" office:value-type="currency" office:currency="EUR" office:value="0.00701">
            <text:p>0,01 €</text:p>
          </table:table-cell>
          <table:table-cell table:style-name="ce44" table:formula="of:=IF(AND([.E39]&lt;&gt;&quot;-&quot;;[.G39]*[.$L$1]&lt;[.K39]);[.G39]*[.$L$1];[.K39])" office:value-type="currency" office:currency="EUR" office:value="0.00701">
            <text:p>0,01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7K5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16, R26</text:p>
          </table:table-cell>
          <table:table-cell office:value-type="string">
            <text:p>1160194</text:p>
          </table:table-cell>
          <table:table-cell table:style-name="ce19" office:value-type="float" office:value="0.214">
            <text:p>0,214</text:p>
          </table:table-cell>
          <table:table-cell table:style-name="ce22" table:formula="of:=IF([.E40]=&quot;-&quot;;&quot;&quot;;IF([.A40]=&quot;&quot;;[.F40];[.A40]*[.F40]))" office:value-type="currency" office:currency="GBP" office:value="0.428">
            <text:p>£0,43</text:p>
          </table:table-cell>
          <table:table-cell/>
          <table:table-cell table:style-name="ce6" office:value-type="string">
            <text:p>RN73C2A7K5BTDF </text:p>
          </table:table-cell>
          <table:table-cell table:style-name="ce19" office:value-type="float" office:value="0.49323">
            <text:p>0,493</text:p>
          </table:table-cell>
          <table:table-cell table:style-name="ce37" table:formula="of:=IF([.I40]=&quot;-&quot;;&quot;&quot;;IF([.A40]=&quot;&quot;;[.J40];[.A40]*[.J40]))" office:value-type="currency" office:currency="EUR" office:value="0.98646">
            <text:p>0,99 €</text:p>
          </table:table-cell>
          <table:table-cell table:style-name="ce44" table:formula="of:=IF(AND([.E40]&lt;&gt;&quot;-&quot;;[.G40]*[.$L$1]&lt;[.K40]);[.G40]*[.$L$1];[.K40])" office:value-type="currency" office:currency="EUR" office:value="0.54153984">
            <text:p>0,54 €</text:p>
          </table:table-cell>
        </table:table-row>
        <table:table-row table:style-name="ro3">
          <table:table-cell table:style-name="ce3" office:value-type="string">
            <text:p>9</text:p>
          </table:table-cell>
          <table:table-cell table:style-name="ce9" office:value-type="string">
            <text:p>10K </text:p>
          </table:table-cell>
          <table:table-cell table:style-name="ce15"/>
          <table:table-cell table:style-name="ce15" office:value-type="string">
            <text:p>R17, R23, R25, R33, R46, R50, R51, R59, R63</text:p>
          </table:table-cell>
          <table:table-cell table:style-name="ce9" office:value-type="string">
            <text:p>9237755</text:p>
          </table:table-cell>
          <table:table-cell table:style-name="ce20" office:value-type="float" office:value="0.009">
            <text:p>0,009</text:p>
          </table:table-cell>
          <table:table-cell table:style-name="ce23" table:formula="of:=IF([.E41]=&quot;-&quot;;&quot;&quot;;IF([.A41]=&quot;&quot;;[.F41];[.A41]*[.F41]))" office:value-type="currency" office:currency="GBP" office:value="0.081">
            <text:p>£0,08</text:p>
          </table:table-cell>
          <table:table-cell table:style-name="ce28"/>
          <table:table-cell table:style-name="ce28" office:value-type="string">
            <text:p>RC0805FR-0710K </text:p>
          </table:table-cell>
          <table:table-cell table:style-name="ce21" office:value-type="float" office:value="0.00603">
            <text:p>0,006</text:p>
          </table:table-cell>
          <table:table-cell table:style-name="ce38" table:formula="of:=IF([.I41]=&quot;-&quot;;&quot;&quot;;IF([.A41]=&quot;&quot;;[.J41];[.A41]*[.J41]))" office:value-type="currency" office:currency="EUR" office:value="0.05427">
            <text:p>0,05 €</text:p>
          </table:table-cell>
          <table:table-cell table:style-name="ce44" table:formula="of:=IF(AND([.E41]&lt;&gt;&quot;-&quot;;[.G41]*[.$L$1]&lt;[.K41]);[.G41]*[.$L$1];[.K41])" office:value-type="currency" office:currency="EUR" office:value="0.05427">
            <text:p>0,05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560R</text:p>
          </table:table-cell>
          <table:table-cell table:style-name="ce13"/>
          <table:table-cell table:style-name="ce6" office:value-type="string">
            <text:p>R18</text:p>
          </table:table-cell>
          <table:table-cell office:value-type="string">
            <text:p>9333363</text:p>
          </table:table-cell>
          <table:table-cell table:style-name="ce19" office:value-type="float" office:value="0.014">
            <text:p>0,014</text:p>
          </table:table-cell>
          <table:table-cell table:style-name="ce22" table:formula="of:=IF([.E42]=&quot;-&quot;;&quot;&quot;;IF([.A42]=&quot;&quot;;[.F42];[.A42]*[.F42]))" office:value-type="currency" office:currency="GBP" office:value="0.014">
            <text:p>£0,01</text:p>
          </table:table-cell>
          <table:table-cell/>
          <table:table-cell table:style-name="ce6" office:value-type="string">
            <text:p>RC0805FR-07560R </text:p>
          </table:table-cell>
          <table:table-cell table:style-name="ce19" office:value-type="float" office:value="0.00711">
            <text:p>0,007</text:p>
          </table:table-cell>
          <table:table-cell table:style-name="ce37" table:formula="of:=IF([.I42]=&quot;-&quot;;&quot;&quot;;IF([.A42]=&quot;&quot;;[.J42];[.A42]*[.J42]))" office:value-type="currency" office:currency="EUR" office:value="0.00711">
            <text:p>0,01 €</text:p>
          </table:table-cell>
          <table:table-cell table:style-name="ce44" table:formula="of:=IF(AND([.E42]&lt;&gt;&quot;-&quot;;[.G42]*[.$L$1]&lt;[.K42]);[.G42]*[.$L$1];[.K42])" office:value-type="currency" office:currency="EUR" office:value="0.00711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R2/2W</text:p>
          </table:table-cell>
          <table:table-cell table:style-name="ce15" office:value-type="string">
            <text:p>0411/3V</text:p>
          </table:table-cell>
          <table:table-cell table:style-name="ce15" office:value-type="string">
            <text:p>R2</text:p>
          </table:table-cell>
          <table:table-cell table:style-name="ce9" office:value-type="string">
            <text:p>1565455</text:p>
          </table:table-cell>
          <table:table-cell table:style-name="ce20" office:value-type="float" office:value="0.473">
            <text:p>0,473</text:p>
          </table:table-cell>
          <table:table-cell table:style-name="ce23" table:formula="of:=IF([.E43]=&quot;-&quot;;&quot;&quot;;IF([.A43]=&quot;&quot;;[.F43];[.A43]*[.F43]))" office:value-type="currency" office:currency="GBP" office:value="0.473">
            <text:p>£0,47</text:p>
          </table:table-cell>
          <table:table-cell table:style-name="ce28"/>
          <table:table-cell table:style-name="ce28" office:value-type="string">
            <text:p>PR02-2R2 </text:p>
          </table:table-cell>
          <table:table-cell table:style-name="ce21" office:value-type="float" office:value="0.0634">
            <text:p>0,063</text:p>
          </table:table-cell>
          <table:table-cell table:style-name="ce38" table:formula="of:=IF([.I43]=&quot;-&quot;;&quot;&quot;;IF([.A43]=&quot;&quot;;[.J43];[.A43]*[.J43]))" office:value-type="currency" office:currency="EUR" office:value="0.0634">
            <text:p>0,06 €</text:p>
          </table:table-cell>
          <table:table-cell table:style-name="ce44" table:formula="of:=IF(AND([.E43]&lt;&gt;&quot;-&quot;;[.G43]*[.$L$1]&lt;[.K43]);[.G43]*[.$L$1];[.K43])" office:value-type="currency" office:currency="EUR" office:value="0.0634">
            <text:p>0,06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130K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20, R30</text:p>
          </table:table-cell>
          <table:table-cell office:value-type="string">
            <text:p>1576028</text:p>
          </table:table-cell>
          <table:table-cell table:style-name="ce19" office:value-type="float" office:value="0.118">
            <text:p>0,118</text:p>
          </table:table-cell>
          <table:table-cell table:style-name="ce22" table:formula="of:=IF([.E44]=&quot;-&quot;;&quot;&quot;;IF([.A44]=&quot;&quot;;[.F44];[.A44]*[.F44]))" office:value-type="currency" office:currency="GBP" office:value="0.236">
            <text:p>£0,24</text:p>
          </table:table-cell>
          <table:table-cell/>
          <table:table-cell table:style-name="ce6" office:value-type="string">
            <text:p>-</text:p>
          </table:table-cell>
          <table:table-cell table:style-name="ce19"/>
          <table:table-cell table:style-name="ce37" table:formula="of:=IF([.I44]=&quot;-&quot;;&quot;&quot;;IF([.A44]=&quot;&quot;;[.J44];[.A44]*[.J44]))">
            <text:p/>
          </table:table-cell>
          <table:table-cell table:style-name="ce44" table:formula="of:=IF(AND([.E44]&lt;&gt;&quot;-&quot;;[.G44]*[.$L$1]&lt;[.K44]);[.G44]*[.$L$1];[.K44])" office:value-type="currency" office:currency="EUR" office:value="0.29860608">
            <text:p>0,30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0K</text:p>
          </table:table-cell>
          <table:table-cell table:style-name="ce15" office:value-type="string">
            <text:p>0.1%</text:p>
          </table:table-cell>
          <table:table-cell table:style-name="ce15" office:value-type="string">
            <text:p>R21, R31</text:p>
          </table:table-cell>
          <table:table-cell table:style-name="ce9" office:value-type="string">
            <text:p>1575937</text:p>
          </table:table-cell>
          <table:table-cell table:style-name="ce20" office:value-type="float" office:value="0.058">
            <text:p>0,058</text:p>
          </table:table-cell>
          <table:table-cell table:style-name="ce23" table:formula="of:=IF([.E45]=&quot;-&quot;;&quot;&quot;;IF([.A45]=&quot;&quot;;[.F45];[.A45]*[.F45]))" office:value-type="currency" office:currency="GBP" office:value="0.116">
            <text:p>£0,12</text:p>
          </table:table-cell>
          <table:table-cell table:style-name="ce28"/>
          <table:table-cell table:style-name="ce28" office:value-type="string">
            <text:p>TC0525B2002T1E </text:p>
          </table:table-cell>
          <table:table-cell table:style-name="ce21" office:value-type="float" office:value="0.10958">
            <text:p>0,110</text:p>
          </table:table-cell>
          <table:table-cell table:style-name="ce38" table:formula="of:=IF([.I45]=&quot;-&quot;;&quot;&quot;;IF([.A45]=&quot;&quot;;[.J45];[.A45]*[.J45]))" office:value-type="currency" office:currency="EUR" office:value="0.21916">
            <text:p>0,22 €</text:p>
          </table:table-cell>
          <table:table-cell table:style-name="ce44" table:formula="of:=IF(AND([.E45]&lt;&gt;&quot;-&quot;;[.G45]*[.$L$1]&lt;[.K45]);[.G45]*[.$L$1];[.K45])" office:value-type="currency" office:currency="EUR" office:value="0.14677248">
            <text:p>0,1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51K</text:p>
          </table:table-cell>
          <table:table-cell table:style-name="ce13"/>
          <table:table-cell table:style-name="ce6" office:value-type="string">
            <text:p>R22</text:p>
          </table:table-cell>
          <table:table-cell office:value-type="string">
            <text:p>1653018</text:p>
          </table:table-cell>
          <table:table-cell table:style-name="ce19" office:value-type="float" office:value="0.0205">
            <text:p>0,021</text:p>
          </table:table-cell>
          <table:table-cell table:style-name="ce22" table:formula="of:=IF([.E46]=&quot;-&quot;;&quot;&quot;;IF([.A46]=&quot;&quot;;[.F46];[.A46]*[.F46]))" office:value-type="currency" office:currency="GBP" office:value="0.0205">
            <text:p>£0,02</text:p>
          </table:table-cell>
          <table:table-cell/>
          <table:table-cell table:style-name="ce6" office:value-type="string">
            <text:p>RC0805FR-0751K 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46]=&quot;-&quot;;&quot;&quot;;IF([.A46]=&quot;&quot;;[.J46];[.A46]*[.J46]))" office:value-type="currency" office:currency="EUR" office:value="0.00701">
            <text:p>0,01 €</text:p>
          </table:table-cell>
          <table:table-cell table:style-name="ce44" table:formula="of:=IF(AND([.E46]&lt;&gt;&quot;-&quot;;[.G46]*[.$L$1]&lt;[.K46]);[.G46]*[.$L$1];[.K46])" office:value-type="currency" office:currency="EUR" office:value="0.00701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K8</text:p>
          </table:table-cell>
          <table:table-cell table:style-name="ce15"/>
          <table:table-cell table:style-name="ce15" office:value-type="string">
            <text:p>R27</text:p>
          </table:table-cell>
          <table:table-cell table:style-name="ce9" office:value-type="string">
            <text:p>2447595</text:p>
          </table:table-cell>
          <table:table-cell table:style-name="ce20" office:value-type="float" office:value="0.002">
            <text:p>0,002</text:p>
          </table:table-cell>
          <table:table-cell table:style-name="ce23" table:formula="of:=IF([.E47]=&quot;-&quot;;&quot;&quot;;IF([.A47]=&quot;&quot;;[.F47];[.A47]*[.F47]))" office:value-type="currency" office:currency="GBP" office:value="0.002">
            <text:p>£0,00</text:p>
          </table:table-cell>
          <table:table-cell table:style-name="ce28"/>
          <table:table-cell table:style-name="ce28" office:value-type="string">
            <text:p>SMD0805-1K8-1% </text:p>
          </table:table-cell>
          <table:table-cell table:style-name="ce21" office:value-type="float" office:value="0.00822">
            <text:p>0,008</text:p>
          </table:table-cell>
          <table:table-cell table:style-name="ce38" table:formula="of:=IF([.I47]=&quot;-&quot;;&quot;&quot;;IF([.A47]=&quot;&quot;;[.J47];[.A47]*[.J47]))" office:value-type="currency" office:currency="EUR" office:value="0.00822">
            <text:p>0,01 €</text:p>
          </table:table-cell>
          <table:table-cell table:style-name="ce44" table:formula="of:=IF(AND([.E47]&lt;&gt;&quot;-&quot;;[.G47]*[.$L$1]&lt;[.K47]);[.G47]*[.$L$1];[.K47])" office:value-type="currency" office:currency="EUR" office:value="0.00253056">
            <text:p>0,00 €</text:p>
          </table:table-cell>
        </table:table-row>
        <table:table-row table:style-name="ro3">
          <table:table-cell table:style-name="ce1" office:value-type="string">
            <text:p>1</text:p>
          </table:table-cell>
          <table:table-cell table:style-name="ce6" office:value-type="string">
            <text:p>0R</text:p>
          </table:table-cell>
          <table:table-cell table:style-name="ce13" office:value-type="string">
            <text:p>(added for testing purposes)</text:p>
          </table:table-cell>
          <table:table-cell table:style-name="ce6" office:value-type="string">
            <text:p>R28</text:p>
          </table:table-cell>
          <table:table-cell office:value-type="string">
            <text:p>9233750</text:p>
          </table:table-cell>
          <table:table-cell table:style-name="ce19" office:value-type="float" office:value="0.01">
            <text:p>0,010</text:p>
          </table:table-cell>
          <table:table-cell table:style-name="ce22" table:formula="of:=IF([.E48]=&quot;-&quot;;&quot;&quot;;IF([.A48]=&quot;&quot;;[.F48];[.A48]*[.F48]))" office:value-type="currency" office:currency="GBP" office:value="0.01">
            <text:p>£0,01</text:p>
          </table:table-cell>
          <table:table-cell/>
          <table:table-cell table:style-name="ce6" office:value-type="string">
            <text:p>SMD0805-0R </text:p>
          </table:table-cell>
          <table:table-cell table:style-name="ce19" office:value-type="float" office:value="0.0593">
            <text:p>0,059</text:p>
          </table:table-cell>
          <table:table-cell table:style-name="ce37" table:formula="of:=IF([.I48]=&quot;-&quot;;&quot;&quot;;IF([.A48]=&quot;&quot;;[.J48];[.A48]*[.J48]))" office:value-type="currency" office:currency="EUR" office:value="0.0593">
            <text:p>0,06 €</text:p>
          </table:table-cell>
          <table:table-cell table:style-name="ce44" table:formula="of:=IF(AND([.E48]&lt;&gt;&quot;-&quot;;[.G48]*[.$L$1]&lt;[.K48]);[.G48]*[.$L$1];[.K48])" office:value-type="currency" office:currency="EUR" office:value="0.0126528">
            <text:p>0,01 €</text:p>
          </table:table-cell>
        </table:table-row>
        <table:table-row table:style-name="ro3">
          <table:table-cell table:style-name="ce3" office:value-type="string">
            <text:p>6</text:p>
          </table:table-cell>
          <table:table-cell table:style-name="ce9" office:value-type="string">
            <text:p>2K2</text:p>
          </table:table-cell>
          <table:table-cell table:style-name="ce15"/>
          <table:table-cell table:style-name="ce15" office:value-type="string">
            <text:p>R3, R5, R6, R36, R39, R56</text:p>
          </table:table-cell>
          <table:table-cell table:style-name="ce9" office:value-type="string">
            <text:p>1099803</text:p>
          </table:table-cell>
          <table:table-cell table:style-name="ce20" office:value-type="float" office:value="0.024">
            <text:p>0,024</text:p>
          </table:table-cell>
          <table:table-cell table:style-name="ce23" table:formula="of:=IF([.E49]=&quot;-&quot;;&quot;&quot;;IF([.A49]=&quot;&quot;;[.F49];[.A49]*[.F49]))" office:value-type="currency" office:currency="GBP" office:value="0.144">
            <text:p>£0,14</text:p>
          </table:table-cell>
          <table:table-cell table:style-name="ce28"/>
          <table:table-cell table:style-name="ce28" office:value-type="string">
            <text:p>RC0805FR-072K2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49]=&quot;-&quot;;&quot;&quot;;IF([.A49]=&quot;&quot;;[.J49];[.A49]*[.J49]))" office:value-type="currency" office:currency="EUR" office:value="0.04206">
            <text:p>0,04 €</text:p>
          </table:table-cell>
          <table:table-cell table:style-name="ce44" table:formula="of:=IF(AND([.E49]&lt;&gt;&quot;-&quot;;[.G49]*[.$L$1]&lt;[.K49]);[.G49]*[.$L$1];[.K49])" office:value-type="currency" office:currency="EUR" office:value="0.04206">
            <text:p>0,04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180R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33, R43</text:p>
          </table:table-cell>
          <table:table-cell office:value-type="string">
            <text:p>2483961</text:p>
          </table:table-cell>
          <table:table-cell table:style-name="ce19" office:value-type="float" office:value="0.204">
            <text:p>0,204</text:p>
          </table:table-cell>
          <table:table-cell table:style-name="ce22" table:formula="of:=IF([.E50]=&quot;-&quot;;&quot;&quot;;IF([.A50]=&quot;&quot;;[.F50];[.A50]*[.F50]))" office:value-type="currency" office:currency="GBP" office:value="0.408">
            <text:p>£0,41</text:p>
          </table:table-cell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50]=&quot;-&quot;;&quot;&quot;;IF([.A50]=&quot;&quot;;[.J50];[.A50]*[.J50]))">
            <text:p/>
          </table:table-cell>
          <table:table-cell table:style-name="ce44" table:formula="of:=IF(AND([.E50]&lt;&gt;&quot;-&quot;;[.G50]*[.$L$1]&lt;[.K50]);[.G50]*[.$L$1];[.K50])" office:value-type="currency" office:currency="EUR" office:value="0.51623424">
            <text:p>0,5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3K9</text:p>
          </table:table-cell>
          <table:table-cell table:style-name="ce15" office:value-type="string">
            <text:p>0.1%</text:p>
          </table:table-cell>
          <table:table-cell table:style-name="ce15" office:value-type="string">
            <text:p>R35, R43</text:p>
          </table:table-cell>
          <table:table-cell table:style-name="ce9" office:value-type="string">
            <text:p>2483997</text:p>
          </table:table-cell>
          <table:table-cell table:style-name="ce20" office:value-type="float" office:value="0.204">
            <text:p>0,204</text:p>
          </table:table-cell>
          <table:table-cell table:style-name="ce23" table:formula="of:=IF([.E51]=&quot;-&quot;;&quot;&quot;;IF([.A51]=&quot;&quot;;[.F51];[.A51]*[.F51]))" office:value-type="currency" office:currency="GBP" office:value="0.408">
            <text:p>£0,41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51]=&quot;-&quot;;&quot;&quot;;IF([.A51]=&quot;&quot;;[.J51];[.A51]*[.J51]))">
            <text:p/>
          </table:table-cell>
          <table:table-cell table:style-name="ce44" table:formula="of:=IF(AND([.E51]&lt;&gt;&quot;-&quot;;[.G51]*[.$L$1]&lt;[.K51]);[.G51]*[.$L$1];[.K51])" office:value-type="currency" office:currency="EUR" office:value="0.51623424">
            <text:p>0,52 €</text:p>
          </table:table-cell>
        </table:table-row>
        <table:table-row table:style-name="ro1">
          <table:table-cell table:style-name="ce1" office:value-type="string">
            <text:p>4</text:p>
          </table:table-cell>
          <table:table-cell table:style-name="ce6" office:value-type="string">
            <text:p>51R</text:p>
          </table:table-cell>
          <table:table-cell table:style-name="ce13" office:value-type="string">
            <text:p>0.1%</text:p>
          </table:table-cell>
          <table:table-cell table:style-name="ce6" office:value-type="string">
            <text:p>R37, R38, R41, R42</text:p>
          </table:table-cell>
          <table:table-cell office:value-type="string">
            <text:p>2484003</text:p>
          </table:table-cell>
          <table:table-cell table:style-name="ce19" office:value-type="float" office:value="0.204">
            <text:p>0,204</text:p>
          </table:table-cell>
          <table:table-cell table:style-name="ce22" table:formula="of:=IF([.E52]=&quot;-&quot;;&quot;&quot;;IF([.A52]=&quot;&quot;;[.F52];[.A52]*[.F52]))" office:value-type="currency" office:currency="GBP" office:value="0.816">
            <text:p>£0,82</text:p>
          </table:table-cell>
          <table:table-cell/>
          <table:table-cell table:style-name="ce1" office:value-type="string">
            <text:p>-</text:p>
          </table:table-cell>
          <table:table-cell table:style-name="ce19"/>
          <table:table-cell table:style-name="ce37" table:formula="of:=IF([.I52]=&quot;-&quot;;&quot;&quot;;IF([.A52]=&quot;&quot;;[.J52];[.A52]*[.J52]))">
            <text:p/>
          </table:table-cell>
          <table:table-cell table:style-name="ce44" table:formula="of:=IF(AND([.E52]&lt;&gt;&quot;-&quot;;[.G52]*[.$L$1]&lt;[.K52]);[.G52]*[.$L$1];[.K52])" office:value-type="currency" office:currency="EUR" office:value="1.03246848">
            <text:p>1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K</text:p>
          </table:table-cell>
          <table:table-cell table:style-name="ce15"/>
          <table:table-cell table:style-name="ce15" office:value-type="string">
            <text:p>R4, R13</text:p>
          </table:table-cell>
          <table:table-cell table:style-name="ce9" office:value-type="string">
            <text:p>1099800</text:p>
          </table:table-cell>
          <table:table-cell table:style-name="ce20" office:value-type="float" office:value="0.024">
            <text:p>0,024</text:p>
          </table:table-cell>
          <table:table-cell table:style-name="ce23" table:formula="of:=IF([.E53]=&quot;-&quot;;&quot;&quot;;IF([.A53]=&quot;&quot;;[.F53];[.A53]*[.F53]))" office:value-type="currency" office:currency="GBP" office:value="0.048">
            <text:p>£0,05</text:p>
          </table:table-cell>
          <table:table-cell table:style-name="ce28"/>
          <table:table-cell table:style-name="ce28" office:value-type="string">
            <text:p>RC0805FR-071K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53]=&quot;-&quot;;&quot;&quot;;IF([.A53]=&quot;&quot;;[.J53];[.A53]*[.J53]))" office:value-type="currency" office:currency="EUR" office:value="0.01402">
            <text:p>0,01 €</text:p>
          </table:table-cell>
          <table:table-cell table:style-name="ce44" table:formula="of:=IF(AND([.E53]&lt;&gt;&quot;-&quot;;[.G53]*[.$L$1]&lt;[.K53]);[.G53]*[.$L$1];[.K53])" office:value-type="currency" office:currency="EUR" office:value="0.01402">
            <text:p>0,01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R020</text:p>
          </table:table-cell>
          <table:table-cell table:style-name="ce13" office:value-type="string">
            <text:p>1W, 2512</text:p>
          </table:table-cell>
          <table:table-cell table:style-name="ce6" office:value-type="string">
            <text:p>R40</text:p>
          </table:table-cell>
          <table:table-cell office:value-type="string">
            <text:p>2079436</text:p>
          </table:table-cell>
          <table:table-cell table:style-name="ce19" office:value-type="float" office:value="0.3">
            <text:p>0,300</text:p>
          </table:table-cell>
          <table:table-cell table:style-name="ce22" table:formula="of:=IF([.E54]=&quot;-&quot;;&quot;&quot;;IF([.A54]=&quot;&quot;;[.F54];[.A54]*[.F54]))" office:value-type="currency" office:currency="GBP" office:value="0.3">
            <text:p>£0,30</text:p>
          </table:table-cell>
          <table:table-cell/>
          <table:table-cell table:style-name="ce6" office:value-type="string">
            <text:p>WW25NR020FTL </text:p>
          </table:table-cell>
          <table:table-cell table:style-name="ce19" office:value-type="float" office:value="0.189">
            <text:p>0,189</text:p>
          </table:table-cell>
          <table:table-cell table:style-name="ce37" table:formula="of:=IF([.I54]=&quot;-&quot;;&quot;&quot;;IF([.A54]=&quot;&quot;;[.J54];[.A54]*[.J54]))" office:value-type="currency" office:currency="EUR" office:value="0.189">
            <text:p>0,19 €</text:p>
          </table:table-cell>
          <table:table-cell table:style-name="ce44" table:formula="of:=IF(AND([.E54]&lt;&gt;&quot;-&quot;;[.G54]*[.$L$1]&lt;[.K54]);[.G54]*[.$L$1];[.K54])" office:value-type="currency" office:currency="EUR" office:value="0.189">
            <text:p>0,19 €</text:p>
          </table:table-cell>
        </table:table-row>
        <table:table-row table:style-name="ro3">
          <table:table-cell table:style-name="ce3"/>
          <table:table-cell table:style-name="ce9" office:value-type="string">
            <text:p>Option: 2 x R040</text:p>
          </table:table-cell>
          <table:table-cell table:style-name="ce15" office:value-type="string">
            <text:p>Soldered one on top of another</text:p>
          </table:table-cell>
          <table:table-cell table:style-name="ce15" office:value-type="string">
            <text:p>R40A</text:p>
          </table:table-cell>
          <table:table-cell table:style-name="ce9" office:value-type="string">
            <text:p>2079425</text:p>
          </table:table-cell>
          <table:table-cell table:style-name="ce20" office:value-type="float" office:value="0.183">
            <text:p>0,183</text:p>
          </table:table-cell>
          <table:table-cell table:style-name="ce23"/>
          <table:table-cell table:style-name="ce28"/>
          <table:table-cell table:style-name="ce28" office:value-type="string">
            <text:p>LR2512-R04FW </text:p>
          </table:table-cell>
          <table:table-cell table:style-name="ce21" office:value-type="float" office:value="1.84">
            <text:p>1,840</text:p>
          </table:table-cell>
          <table:table-cell table:style-name="ce38"/>
          <table:table-cell table:style-name="ce44" table:formula="of:=IF(AND([.E55]&lt;&gt;&quot;-&quot;;[.G55]*[.$L$1]&lt;[.K55]);[.G55]*[.$L$1];[.K55])" office:value-type="currency" office:currency="EUR" office:value="0">
            <text:p>0,0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1K</text:p>
          </table:table-cell>
          <table:table-cell table:style-name="ce13"/>
          <table:table-cell table:style-name="ce6" office:value-type="string">
            <text:p>R45</text:p>
          </table:table-cell>
          <table:table-cell office:value-type="string">
            <text:p>9332456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56]=&quot;-&quot;;&quot;&quot;;IF([.A56]=&quot;&quot;;[.F56];[.A56]*[.F56]))" office:value-type="currency" office:currency="GBP" office:value="0.016">
            <text:p>£0,02</text:p>
          </table:table-cell>
          <table:table-cell/>
          <table:table-cell table:style-name="ce6" office:value-type="string">
            <text:p>CRCW080511K0FKTABC </text:p>
          </table:table-cell>
          <table:table-cell table:style-name="ce19" office:value-type="float" office:value="0.00774">
            <text:p>0,008</text:p>
          </table:table-cell>
          <table:table-cell table:style-name="ce37" table:formula="of:=IF([.I56]=&quot;-&quot;;&quot;&quot;;IF([.A56]=&quot;&quot;;[.J56];[.A56]*[.J56]))" office:value-type="currency" office:currency="EUR" office:value="0.00774">
            <text:p>0,01 €</text:p>
          </table:table-cell>
          <table:table-cell table:style-name="ce44" table:formula="of:=IF(AND([.E56]&lt;&gt;&quot;-&quot;;[.G56]*[.$L$1]&lt;[.K56]);[.G56]*[.$L$1];[.K56])" office:value-type="currency" office:currency="EUR" office:value="0.00774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0K</text:p>
          </table:table-cell>
          <table:table-cell table:style-name="ce15"/>
          <table:table-cell table:style-name="ce15" office:value-type="string">
            <text:p>R48, R49</text:p>
          </table:table-cell>
          <table:table-cell table:style-name="ce9" office:value-type="string">
            <text:p>1887334</text:p>
          </table:table-cell>
          <table:table-cell table:style-name="ce20" office:value-type="float" office:value="0.0174">
            <text:p>0,017</text:p>
          </table:table-cell>
          <table:table-cell table:style-name="ce23" table:formula="of:=IF([.E57]=&quot;-&quot;;&quot;&quot;;IF([.A57]=&quot;&quot;;[.F57];[.A57]*[.F57]))" office:value-type="currency" office:currency="GBP" office:value="0.0348">
            <text:p>£0,03</text:p>
          </table:table-cell>
          <table:table-cell table:style-name="ce28"/>
          <table:table-cell table:style-name="ce28" office:value-type="string">
            <text:p>SMD0805-100K-1% </text:p>
          </table:table-cell>
          <table:table-cell table:style-name="ce21" office:value-type="float" office:value="0.00821">
            <text:p>0,008</text:p>
          </table:table-cell>
          <table:table-cell table:style-name="ce38" table:formula="of:=IF([.I57]=&quot;-&quot;;&quot;&quot;;IF([.A57]=&quot;&quot;;[.J57];[.A57]*[.J57]))" office:value-type="currency" office:currency="EUR" office:value="0.01642">
            <text:p>0,02 €</text:p>
          </table:table-cell>
          <table:table-cell table:style-name="ce44" table:formula="of:=IF(AND([.E57]&lt;&gt;&quot;-&quot;;[.G57]*[.$L$1]&lt;[.K57]);[.G57]*[.$L$1];[.K57])" office:value-type="currency" office:currency="EUR" office:value="0.01642">
            <text:p>0,0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3K9</text:p>
          </table:table-cell>
          <table:table-cell table:style-name="ce13"/>
          <table:table-cell table:style-name="ce6" office:value-type="string">
            <text:p>R53</text:p>
          </table:table-cell>
          <table:table-cell office:value-type="string">
            <text:p>9333169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58]=&quot;-&quot;;&quot;&quot;;IF([.A58]=&quot;&quot;;[.F58];[.A58]*[.F58]))" office:value-type="currency" office:currency="GBP" office:value="0.016">
            <text:p>£0,02</text:p>
          </table:table-cell>
          <table:table-cell/>
          <table:table-cell table:style-name="ce6" office:value-type="string">
            <text:p>RC0805FR-073K9</text:p>
          </table:table-cell>
          <table:table-cell table:style-name="ce19" office:value-type="float" office:value="0.00701">
            <text:p>0,007</text:p>
          </table:table-cell>
          <table:table-cell table:style-name="ce37" table:formula="of:=IF([.I58]=&quot;-&quot;;&quot;&quot;;IF([.A58]=&quot;&quot;;[.J58];[.A58]*[.J58]))" office:value-type="currency" office:currency="EUR" office:value="0.00701">
            <text:p>0,01 €</text:p>
          </table:table-cell>
          <table:table-cell table:style-name="ce44" table:formula="of:=IF(AND([.E58]&lt;&gt;&quot;-&quot;;[.G58]*[.$L$1]&lt;[.K58]);[.G58]*[.$L$1];[.K58])" office:value-type="currency" office:currency="EUR" office:value="0.00701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5K1</text:p>
          </table:table-cell>
          <table:table-cell table:style-name="ce15"/>
          <table:table-cell table:style-name="ce15" office:value-type="string">
            <text:p>R53, R60</text:p>
          </table:table-cell>
          <table:table-cell table:style-name="ce9" office:value-type="string">
            <text:p>9333320</text:p>
          </table:table-cell>
          <table:table-cell table:style-name="ce20" office:value-type="float" office:value="0.016">
            <text:p>0,016</text:p>
          </table:table-cell>
          <table:table-cell table:style-name="ce23" table:formula="of:=IF([.E59]=&quot;-&quot;;&quot;&quot;;IF([.A59]=&quot;&quot;;[.F59];[.A59]*[.F59]))" office:value-type="currency" office:currency="GBP" office:value="0.032">
            <text:p>£0,03</text:p>
          </table:table-cell>
          <table:table-cell table:style-name="ce28"/>
          <table:table-cell table:style-name="ce28" office:value-type="string">
            <text:p>RC0805FR-075K1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59]=&quot;-&quot;;&quot;&quot;;IF([.A59]=&quot;&quot;;[.J59];[.A59]*[.J59]))" office:value-type="currency" office:currency="EUR" office:value="0.01402">
            <text:p>0,01 €</text:p>
          </table:table-cell>
          <table:table-cell table:style-name="ce44" table:formula="of:=IF(AND([.E59]&lt;&gt;&quot;-&quot;;[.G59]*[.$L$1]&lt;[.K59]);[.G59]*[.$L$1];[.K59])" office:value-type="currency" office:currency="EUR" office:value="0.01402">
            <text:p>0,01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47K</text:p>
          </table:table-cell>
          <table:table-cell table:style-name="ce13"/>
          <table:table-cell table:style-name="ce6" office:value-type="string">
            <text:p>R54, R61</text:p>
          </table:table-cell>
          <table:table-cell office:value-type="string">
            <text:p>2447664</text:p>
          </table:table-cell>
          <table:table-cell table:style-name="ce19" office:value-type="float" office:value="0.002">
            <text:p>0,002</text:p>
          </table:table-cell>
          <table:table-cell table:style-name="ce22" table:formula="of:=IF([.E60]=&quot;-&quot;;&quot;&quot;;IF([.A60]=&quot;&quot;;[.F60];[.A60]*[.F60]))" office:value-type="currency" office:currency="GBP" office:value="0.002">
            <text:p>£0,00</text:p>
          </table:table-cell>
          <table:table-cell/>
          <table:table-cell table:style-name="ce6" office:value-type="string">
            <text:p>RC0805FR-0747K </text:p>
          </table:table-cell>
          <table:table-cell table:style-name="ce19" office:value-type="float" office:value="0.00696">
            <text:p>0,007</text:p>
          </table:table-cell>
          <table:table-cell table:style-name="ce37" table:formula="of:=IF([.I60]=&quot;-&quot;;&quot;&quot;;IF([.A60]=&quot;&quot;;[.J60];[.A60]*[.J60]))" office:value-type="currency" office:currency="EUR" office:value="0.00696">
            <text:p>0,01 €</text:p>
          </table:table-cell>
          <table:table-cell table:style-name="ce44" table:formula="of:=IF(AND([.E60]&lt;&gt;&quot;-&quot;;[.G60]*[.$L$1]&lt;[.K60]);[.G60]*[.$L$1];[.K60])" office:value-type="currency" office:currency="EUR" office:value="0.00253056">
            <text:p>0,0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5K6</text:p>
          </table:table-cell>
          <table:table-cell table:style-name="ce15"/>
          <table:table-cell table:style-name="ce15" office:value-type="string">
            <text:p>R55, R62</text:p>
          </table:table-cell>
          <table:table-cell table:style-name="ce9" office:value-type="string">
            <text:p>2447693</text:p>
          </table:table-cell>
          <table:table-cell table:style-name="ce20" office:value-type="float" office:value="0.002">
            <text:p>0,002</text:p>
          </table:table-cell>
          <table:table-cell table:style-name="ce23" table:formula="of:=IF([.E61]=&quot;-&quot;;&quot;&quot;;IF([.A61]=&quot;&quot;;[.F61];[.A61]*[.F61]))" office:value-type="currency" office:currency="GBP" office:value="0.004">
            <text:p>£0,00</text:p>
          </table:table-cell>
          <table:table-cell table:style-name="ce28"/>
          <table:table-cell table:style-name="ce28" office:value-type="string">
            <text:p>RC0805FR-075K6 </text:p>
          </table:table-cell>
          <table:table-cell table:style-name="ce21" office:value-type="float" office:value="0.0069">
            <text:p>0,007</text:p>
          </table:table-cell>
          <table:table-cell table:style-name="ce38" table:formula="of:=IF([.I61]=&quot;-&quot;;&quot;&quot;;IF([.A61]=&quot;&quot;;[.J61];[.A61]*[.J61]))" office:value-type="currency" office:currency="EUR" office:value="0.0138">
            <text:p>0,01 €</text:p>
          </table:table-cell>
          <table:table-cell table:style-name="ce44" table:formula="of:=IF(AND([.E61]&lt;&gt;&quot;-&quot;;[.G61]*[.$L$1]&lt;[.K61]);[.G61]*[.$L$1];[.K61])" office:value-type="currency" office:currency="EUR" office:value="0.00506112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2K</text:p>
          </table:table-cell>
          <table:table-cell table:style-name="ce13"/>
          <table:table-cell table:style-name="ce6" office:value-type="string">
            <text:p>R61</text:p>
          </table:table-cell>
          <table:table-cell office:value-type="string">
            <text:p>2447563</text:p>
          </table:table-cell>
          <table:table-cell table:style-name="ce19" office:value-type="float" office:value="0.002">
            <text:p>0,002</text:p>
          </table:table-cell>
          <table:table-cell table:style-name="ce22" table:formula="of:=IF([.E62]=&quot;-&quot;;&quot;&quot;;IF([.A62]=&quot;&quot;;[.F62];[.A62]*[.F62]))" office:value-type="currency" office:currency="GBP" office:value="0.002">
            <text:p>£0,00</text:p>
          </table:table-cell>
          <table:table-cell/>
          <table:table-cell table:style-name="ce6" office:value-type="string">
            <text:p>RC0805FR-0712K </text:p>
          </table:table-cell>
          <table:table-cell table:style-name="ce19" office:value-type="float" office:value="0.0069">
            <text:p>0,007</text:p>
          </table:table-cell>
          <table:table-cell table:style-name="ce37" table:formula="of:=IF([.I62]=&quot;-&quot;;&quot;&quot;;IF([.A62]=&quot;&quot;;[.J62];[.A62]*[.J62]))" office:value-type="currency" office:currency="EUR" office:value="0.0069">
            <text:p>0,01 €</text:p>
          </table:table-cell>
          <table:table-cell table:style-name="ce44" table:formula="of:=IF(AND([.E62]&lt;&gt;&quot;-&quot;;[.G62]*[.$L$1]&lt;[.K62]);[.G62]*[.$L$1];[.K62])" office:value-type="currency" office:currency="EUR" office:value="0.00253056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5"/>
          <table:table-cell table:style-name="ce15" office:value-type="string">
            <text:p>R64</text:p>
          </table:table-cell>
          <table:table-cell table:style-name="ce9" office:value-type="string">
            <text:p>2380677</text:p>
          </table:table-cell>
          <table:table-cell table:style-name="ce20" office:value-type="float" office:value="0.111">
            <text:p>0,111</text:p>
          </table:table-cell>
          <table:table-cell table:style-name="ce23" table:formula="of:=IF([.E63]=&quot;-&quot;;&quot;&quot;;IF([.A63]=&quot;&quot;;[.F63];[.A63]*[.F63]))" office:value-type="currency" office:currency="GBP" office:value="0.111">
            <text:p>£0,11</text:p>
          </table:table-cell>
          <table:table-cell table:style-name="ce28"/>
          <table:table-cell table:style-name="ce28" office:value-type="string">
            <text:p>RC0805FR-0710R </text:p>
          </table:table-cell>
          <table:table-cell table:style-name="ce21" office:value-type="float" office:value="0.00699">
            <text:p>0,007</text:p>
          </table:table-cell>
          <table:table-cell table:style-name="ce38" table:formula="of:=IF([.I63]=&quot;-&quot;;&quot;&quot;;IF([.A63]=&quot;&quot;;[.J63];[.A63]*[.J63]))" office:value-type="currency" office:currency="EUR" office:value="0.00699">
            <text:p>0,01 €</text:p>
          </table:table-cell>
          <table:table-cell table:style-name="ce44" table:formula="of:=IF(AND([.E63]&lt;&gt;&quot;-&quot;;[.G63]*[.$L$1]&lt;[.K63]);[.G63]*[.$L$1];[.K63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16K</text:p>
          </table:table-cell>
          <table:table-cell table:style-name="ce13"/>
          <table:table-cell table:style-name="ce6" office:value-type="string">
            <text:p>R8</text:p>
          </table:table-cell>
          <table:table-cell office:value-type="string">
            <text:p>9332677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64]=&quot;-&quot;;&quot;&quot;;IF([.A64]=&quot;&quot;;[.F64];[.A64]*[.F64]))" office:value-type="currency" office:currency="GBP" office:value="0.016">
            <text:p>£0,02</text:p>
          </table:table-cell>
          <table:table-cell/>
          <table:table-cell table:style-name="ce6" office:value-type="string">
            <text:p>SMD0805-16K-1% </text:p>
          </table:table-cell>
          <table:table-cell table:style-name="ce19" office:value-type="float" office:value="0.00822">
            <text:p>0,008</text:p>
          </table:table-cell>
          <table:table-cell table:style-name="ce37" table:formula="of:=IF([.I64]=&quot;-&quot;;&quot;&quot;;IF([.A64]=&quot;&quot;;[.J64];[.A64]*[.J64]))" office:value-type="currency" office:currency="EUR" office:value="0.00822">
            <text:p>0,01 €</text:p>
          </table:table-cell>
          <table:table-cell table:style-name="ce44" table:formula="of:=IF(AND([.E64]&lt;&gt;&quot;-&quot;;[.G64]*[.$L$1]&lt;[.K64]);[.G64]*[.$L$1];[.K64])" office:value-type="currency" office:currency="EUR" office:value="0.0082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K</text:p>
          </table:table-cell>
          <table:table-cell table:style-name="ce15"/>
          <table:table-cell table:style-name="ce15" office:value-type="string">
            <text:p>R9, R32</text:p>
          </table:table-cell>
          <table:table-cell table:style-name="ce9" office:value-type="string">
            <text:p>2447622</text:p>
          </table:table-cell>
          <table:table-cell table:style-name="ce20" office:value-type="float" office:value="0.002">
            <text:p>0,002</text:p>
          </table:table-cell>
          <table:table-cell table:style-name="ce23" table:formula="of:=IF([.E65]=&quot;-&quot;;&quot;&quot;;IF([.A65]=&quot;&quot;;[.F65];[.A65]*[.F65]))" office:value-type="currency" office:currency="GBP" office:value="0.004">
            <text:p>£0,00</text:p>
          </table:table-cell>
          <table:table-cell table:style-name="ce28"/>
          <table:table-cell table:style-name="ce28" office:value-type="string">
            <text:p>RC0805FR-072K </text:p>
          </table:table-cell>
          <table:table-cell table:style-name="ce21" office:value-type="float" office:value="0.00701">
            <text:p>0,007</text:p>
          </table:table-cell>
          <table:table-cell table:style-name="ce38" table:formula="of:=IF([.I65]=&quot;-&quot;;&quot;&quot;;IF([.A65]=&quot;&quot;;[.J65];[.A65]*[.J65]))" office:value-type="currency" office:currency="EUR" office:value="0.01402">
            <text:p>0,01 €</text:p>
          </table:table-cell>
          <table:table-cell table:style-name="ce44" table:formula="of:=IF(AND([.E65]&lt;&gt;&quot;-&quot;;[.G65]*[.$L$1]&lt;[.K65]);[.G65]*[.$L$1];[.K65])" office:value-type="currency" office:currency="EUR" office:value="0.00506112">
            <text:p>0,01 €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6" office:value-type="string">
            <text:p>282836-4</text:p>
          </table:table-cell>
          <table:table-cell table:style-name="ce13" office:value-type="string">
            <text:p>Terminal block 4-way, 1.5mm2, 5mm</text:p>
          </table:table-cell>
          <table:table-cell table:style-name="ce6" office:value-type="string">
            <text:p>X1</text:p>
          </table:table-cell>
          <table:table-cell office:value-type="string">
            <text:p>1793677</text:p>
          </table:table-cell>
          <table:table-cell table:style-name="ce19" office:value-type="float" office:value="0.504">
            <text:p>0,504</text:p>
          </table:table-cell>
          <table:table-cell table:style-name="ce22" table:formula="of:=IF([.E66]=&quot;-&quot;;&quot;&quot;;IF([.A66]=&quot;&quot;;[.F66];[.A66]*[.F66]))" office:value-type="currency" office:currency="GBP" office:value="0.504">
            <text:p>£0,50</text:p>
          </table:table-cell>
          <table:table-cell/>
          <table:table-cell table:style-name="ce6" office:value-type="string">
            <text:p>282836-4</text:p>
          </table:table-cell>
          <table:table-cell table:style-name="ce19" office:value-type="float" office:value="0.64">
            <text:p>0,640</text:p>
          </table:table-cell>
          <table:table-cell table:style-name="ce37" table:formula="of:=IF([.I66]=&quot;-&quot;;&quot;&quot;;IF([.A66]=&quot;&quot;;[.J66];[.A66]*[.J66]))" office:value-type="currency" office:currency="EUR" office:value="0.64">
            <text:p>0,64 €</text:p>
          </table:table-cell>
          <table:table-cell table:style-name="ce44" table:formula="of:=IF(AND([.E66]&lt;&gt;&quot;-&quot;;[.G66]*[.$L$1]&lt;[.K66]);[.G66]*[.$L$1];[.K66])" office:value-type="currency" office:currency="EUR" office:value="0.63770112">
            <text:p>0,64 €</text:p>
          </table:table-cell>
        </table:table-row>
        <table:table-row table:style-name="ro3">
          <table:table-cell table:style-name="ce3" office:value-type="string">
            <text:p>1</text:p>
          </table:table-cell>
          <table:table-cell table:style-name="ce9" office:value-type="string">
            <text:p>TSW-109-08-L-D-RA</text:p>
          </table:table-cell>
          <table:table-cell table:style-name="ce15" office:value-type="string">
            <text:p>2x9-pin 0.1” header, angled</text:p>
          </table:table-cell>
          <table:table-cell table:style-name="ce15" office:value-type="string">
            <text:p>X2</text:p>
          </table:table-cell>
          <table:table-cell table:style-name="ce9" office:value-type="string">
            <text:p>2032801</text:p>
          </table:table-cell>
          <table:table-cell table:style-name="ce20" office:value-type="float" office:value="1.19">
            <text:p>1,190</text:p>
          </table:table-cell>
          <table:table-cell table:style-name="ce23" table:formula="of:=IF([.E67]=&quot;-&quot;;&quot;&quot;;IF([.A67]=&quot;&quot;;[.F67];[.A67]*[.F67]))" office:value-type="currency" office:currency="GBP" office:value="1.19">
            <text:p>£1,19</text:p>
          </table:table-cell>
          <table:table-cell table:style-name="ce28"/>
          <table:table-cell table:style-name="ce32" office:value-type="string">
            <text:p>-</text:p>
          </table:table-cell>
          <table:table-cell table:style-name="ce21"/>
          <table:table-cell table:style-name="ce38" table:formula="of:=IF([.I67]=&quot;-&quot;;&quot;&quot;;IF([.A67]=&quot;&quot;;[.J67];[.A67]*[.J67]))">
            <text:p/>
          </table:table-cell>
          <table:table-cell table:style-name="ce44" table:formula="of:=IF(AND([.E67]&lt;&gt;&quot;-&quot;;[.G67]*[.$L$1]&lt;[.K67]);[.G67]*[.$L$1];[.K67])" office:value-type="currency" office:currency="EUR" office:value="1.5056832">
            <text:p>1,51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0R</text:p>
          </table:table-cell>
          <table:table-cell table:style-name="ce13" office:value-type="string">
            <text:p>Used as jumpers</text:p>
          </table:table-cell>
          <table:table-cell table:style-name="ce6" office:value-type="string">
            <text:p>X3</text:p>
          </table:table-cell>
          <table:table-cell office:value-type="string">
            <text:p>9233750</text:p>
          </table:table-cell>
          <table:table-cell table:style-name="ce19" office:value-type="float" office:value="0.01">
            <text:p>0,010</text:p>
          </table:table-cell>
          <table:table-cell table:style-name="ce22" table:formula="of:=IF([.E68]=&quot;-&quot;;&quot;&quot;;IF([.A68]=&quot;&quot;;[.F68];[.A68]*[.F68]))" office:value-type="currency" office:currency="GBP" office:value="0.02">
            <text:p>£0,02</text:p>
          </table:table-cell>
          <table:table-cell/>
          <table:table-cell table:style-name="ce6" office:value-type="string">
            <text:p>SMD0805-0R </text:p>
          </table:table-cell>
          <table:table-cell table:style-name="ce19" office:value-type="float" office:value="0.0593">
            <text:p>0,059</text:p>
          </table:table-cell>
          <table:table-cell table:style-name="ce37" table:formula="of:=IF([.I68]=&quot;-&quot;;&quot;&quot;;IF([.A68]=&quot;&quot;;[.J68];[.A68]*[.J68]))" office:value-type="currency" office:currency="EUR" office:value="0.1186">
            <text:p>0,12 €</text:p>
          </table:table-cell>
          <table:table-cell table:style-name="ce44" table:formula="of:=IF(AND([.E68]&lt;&gt;&quot;-&quot;;[.G68]*[.$L$1]&lt;[.K68]);[.G68]*[.$L$1];[.K68])" office:value-type="currency" office:currency="EUR" office:value="0.0253056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09185106324</text:p>
          </table:table-cell>
          <table:table-cell table:style-name="ce15" office:value-type="string">
            <text:p>10-pin IDC socket</text:p>
          </table:table-cell>
          <table:table-cell table:style-name="ce15" office:value-type="string">
            <text:p>X7</text:p>
          </table:table-cell>
          <table:table-cell table:style-name="ce9" office:value-type="string">
            <text:p>1106832</text:p>
          </table:table-cell>
          <table:table-cell table:style-name="ce20" office:value-type="float" office:value="1.02">
            <text:p>1,020</text:p>
          </table:table-cell>
          <table:table-cell table:style-name="ce23" table:formula="of:=IF([.E69]=&quot;-&quot;;&quot;&quot;;IF([.A69]=&quot;&quot;;[.F69];[.A69]*[.F69]))" office:value-type="currency" office:currency="GBP" office:value="1.02">
            <text:p>£1,02</text:p>
          </table:table-cell>
          <table:table-cell table:style-name="ce28"/>
          <table:table-cell table:style-name="ce28" office:value-type="string">
            <text:p>09185106324</text:p>
          </table:table-cell>
          <table:table-cell table:style-name="ce21" office:value-type="float" office:value="0.82">
            <text:p>0,820</text:p>
          </table:table-cell>
          <table:table-cell table:style-name="ce38" table:formula="of:=IF([.I69]=&quot;-&quot;;&quot;&quot;;IF([.A69]=&quot;&quot;;[.J69];[.A69]*[.J69]))" office:value-type="currency" office:currency="EUR" office:value="0.82">
            <text:p>0,82 €</text:p>
          </table:table-cell>
          <table:table-cell table:style-name="ce44" table:formula="of:=IF(AND([.E69]&lt;&gt;&quot;-&quot;;[.G69]*[.$L$1]&lt;[.K69]);[.G69]*[.$L$1];[.K69])" office:value-type="currency" office:currency="EUR" office:value="0.82">
            <text:p>0,8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3V (or 15V)</text:p>
          </table:table-cell>
          <table:table-cell table:style-name="ce13" office:value-type="string">
            <text:p>MiniMELF</text:p>
          </table:table-cell>
          <table:table-cell table:style-name="ce6" office:value-type="string">
            <text:p>ZD1</text:p>
          </table:table-cell>
          <table:table-cell office:value-type="string">
            <text:p>1621844</text:p>
          </table:table-cell>
          <table:table-cell table:style-name="ce19" office:value-type="float" office:value="0.0467">
            <text:p>0,047</text:p>
          </table:table-cell>
          <table:table-cell table:style-name="ce22" table:formula="of:=IF([.E70]=&quot;-&quot;;&quot;&quot;;IF([.A70]=&quot;&quot;;[.F70];[.A70]*[.F70]))" office:value-type="currency" office:currency="GBP" office:value="0.0467">
            <text:p>£0,05</text:p>
          </table:table-cell>
          <table:table-cell/>
          <table:table-cell table:style-name="ce6" office:value-type="string">
            <text:p>ZMM13-DIO </text:p>
          </table:table-cell>
          <table:table-cell table:style-name="ce19" office:value-type="float" office:value="0.02">
            <text:p>0,020</text:p>
          </table:table-cell>
          <table:table-cell table:style-name="ce37" table:formula="of:=IF([.I70]=&quot;-&quot;;&quot;&quot;;IF([.A70]=&quot;&quot;;[.J70];[.A70]*[.J70]))" office:value-type="currency" office:currency="EUR" office:value="0.02">
            <text:p>0,02 €</text:p>
          </table:table-cell>
          <table:table-cell table:style-name="ce44" table:formula="of:=IF(AND([.E70]&lt;&gt;&quot;-&quot;;[.G70]*[.$L$1]&lt;[.K70]);[.G70]*[.$L$1];[.K70])" office:value-type="currency" office:currency="EUR" office:value="0.0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V2</text:p>
          </table:table-cell>
          <table:table-cell table:style-name="ce15" office:value-type="string">
            <text:p>MiniMELF</text:p>
          </table:table-cell>
          <table:table-cell table:style-name="ce15" office:value-type="string">
            <text:p>ZD3</text:p>
          </table:table-cell>
          <table:table-cell table:style-name="ce9" office:value-type="string">
            <text:p>1469416</text:p>
          </table:table-cell>
          <table:table-cell table:style-name="ce20" office:value-type="float" office:value="0.0317">
            <text:p>0,032</text:p>
          </table:table-cell>
          <table:table-cell table:style-name="ce23" table:formula="of:=IF([.E71]=&quot;-&quot;;&quot;&quot;;IF([.A71]=&quot;&quot;;[.F71];[.A71]*[.F71]))" office:value-type="currency" office:currency="GBP" office:value="0.0317">
            <text:p>£0,03</text:p>
          </table:table-cell>
          <table:table-cell table:style-name="ce28"/>
          <table:table-cell table:style-name="ce28" office:value-type="string">
            <text:p>ZMD6.2-DIO </text:p>
          </table:table-cell>
          <table:table-cell table:style-name="ce21" office:value-type="float" office:value="0.078">
            <text:p>0,078</text:p>
          </table:table-cell>
          <table:table-cell table:style-name="ce38" table:formula="of:=IF([.I71]=&quot;-&quot;;&quot;&quot;;IF([.A71]=&quot;&quot;;[.J71];[.A71]*[.J71]))" office:value-type="currency" office:currency="EUR" office:value="0.078">
            <text:p>0,08 €</text:p>
          </table:table-cell>
          <table:table-cell table:style-name="ce44" table:formula="of:=IF(AND([.E71]&lt;&gt;&quot;-&quot;;[.G71]*[.$L$1]&lt;[.K71]);[.G71]*[.$L$1];[.K71])" office:value-type="currency" office:currency="EUR" office:value="0.040109376">
            <text:p>0,04 €</text:p>
          </table:table-cell>
        </table:table-row>
        <table:table-row table:style-name="ro1">
          <table:table-cell table:number-columns-repeated="6"/>
          <table:table-cell table:style-name="ce24" table:formula="of:=SUM([.G4:.G71])" office:value-type="currency" office:currency="GBP" office:value="33.9759">
            <text:p>£33,98</text:p>
          </table:table-cell>
          <table:table-cell table:number-columns-repeated="3"/>
          <table:table-cell table:style-name="ce24" table:formula="of:=SUM([.K4:.K71])" office:value-type="currency" office:currency="EUR" office:value="9.82">
            <text:p>9,82 €</text:p>
          </table:table-cell>
          <table:table-cell table:style-name="ce45" table:formula="of:=SUM([.L4:.L71])" office:value-type="currency" office:currency="EUR" office:value="30.834559456">
            <text:p>30,83 €</text:p>
          </table:table-cell>
        </table:table-row>
        <table:table-row table:style-name="ro4">
          <table:table-cell table:number-columns-repeated="11"/>
          <table:table-cell table:style-name="ce46"/>
        </table:table-row>
        <table:table-row table:style-name="ro1">
          <table:table-cell table:style-name="ce5" office:value-type="string" table:number-columns-spanned="11" table:number-rows-spanned="1">
            <text:p>Optional (components that exists on Arduino shield PCB)</text:p>
          </table:table-cell>
          <table:covered-table-cell table:number-columns-repeated="10" table:style-name="Default"/>
          <table:table-cell table:style-name="ce42"/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EEUFC1J220 </text:p>
          </table:table-cell>
          <table:table-cell table:style-name="ce13" office:value-type="string">
            <text:p>22u, 63V</text:p>
          </table:table-cell>
          <table:table-cell table:style-name="ce6" office:value-type="string">
            <text:p>C1</text:p>
          </table:table-cell>
          <table:table-cell office:value-type="string">
            <text:p>9692495</text:p>
          </table:table-cell>
          <table:table-cell table:style-name="ce19" office:value-type="float" office:value="0.221">
            <text:p>0,221</text:p>
          </table:table-cell>
          <table:table-cell table:style-name="ce22" table:formula="of:=IF([.E75]=&quot;-&quot;;&quot;&quot;;IF([.A75]=&quot;&quot;;[.F75];[.A75]*[.F75]))" office:value-type="currency" office:currency="GBP" office:value="0.221">
            <text:p>£0,22</text:p>
          </table:table-cell>
          <table:table-cell/>
          <table:table-cell table:style-name="ce6" office:value-type="string">
            <text:p>EEUFC1J220 </text:p>
          </table:table-cell>
          <table:table-cell table:style-name="ce19" office:value-type="float" office:value="0.07525">
            <text:p>0,075</text:p>
          </table:table-cell>
          <table:table-cell table:style-name="ce37" table:formula="of:=IF([.I75]=&quot;-&quot;;&quot;&quot;;IF([.A75]=&quot;&quot;;[.J75];[.A75]*[.J75]))" office:value-type="currency" office:currency="EUR" office:value="0.07525">
            <text:p>0,08 €</text:p>
          </table:table-cell>
          <table:table-cell table:style-name="ce44" table:formula="of:=IF(AND([.E75]&lt;&gt;&quot;-&quot;;[.G75]*[.$L$1]&lt;[.K75]);[.G75]*[.$L$1];[.K75])" office:value-type="currency" office:currency="EUR" office:value="0.07525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0n</text:p>
          </table:table-cell>
          <table:table-cell table:style-name="ce15" office:value-type="string">
            <text:p>1812, 100V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1828961</text:p>
          </table:table-cell>
          <table:table-cell table:style-name="ce20" office:value-type="float" office:value="0.484">
            <text:p>0,484</text:p>
          </table:table-cell>
          <table:table-cell table:style-name="ce23" table:formula="of:=IF([.E76]=&quot;-&quot;;&quot;&quot;;IF([.A76]=&quot;&quot;;[.F76];[.A76]*[.F76]))" office:value-type="currency" office:currency="GBP" office:value="0.484">
            <text:p>£0,48</text:p>
          </table:table-cell>
          <table:table-cell table:style-name="ce28"/>
          <table:table-cell table:style-name="ce28" office:value-type="string">
            <text:p>CL43B474KCHNNNE</text:p>
          </table:table-cell>
          <table:table-cell table:style-name="ce21" office:value-type="float" office:value="0.13274">
            <text:p>0,133</text:p>
          </table:table-cell>
          <table:table-cell table:style-name="ce38" table:formula="of:=IF([.I76]=&quot;-&quot;;&quot;&quot;;IF([.A76]=&quot;&quot;;[.J76];[.A76]*[.J76]))" office:value-type="currency" office:currency="EUR" office:value="0.13274">
            <text:p>0,13 €</text:p>
          </table:table-cell>
          <table:table-cell table:style-name="ce44" table:formula="of:=IF(AND([.E76]&lt;&gt;&quot;-&quot;;[.G76]*[.$L$1]&lt;[.K76]);[.G76]*[.$L$1];[.K76])" office:value-type="currency" office:currency="EUR" office:value="0.13274">
            <text:p>0,13 €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6" office:value-type="string">
            <text:p>2N7002</text:p>
          </table:table-cell>
          <table:table-cell table:style-name="ce13"/>
          <table:table-cell table:style-name="ce6" office:value-type="string">
            <text:p>Q13, Q14</text:p>
          </table:table-cell>
          <table:table-cell office:value-type="string">
            <text:p>1713823</text:p>
          </table:table-cell>
          <table:table-cell table:style-name="ce19" office:value-type="float" office:value="0.0377">
            <text:p>0,038</text:p>
          </table:table-cell>
          <table:table-cell table:style-name="ce22" table:formula="of:=IF([.E77]=&quot;-&quot;;&quot;&quot;;IF([.A77]=&quot;&quot;;[.F77];[.A77]*[.F77]))" office:value-type="currency" office:currency="GBP" office:value="0.0754">
            <text:p>£0,08</text:p>
          </table:table-cell>
          <table:table-cell/>
          <table:table-cell table:style-name="ce6" office:value-type="string">
            <text:p>2N7002</text:p>
          </table:table-cell>
          <table:table-cell table:style-name="ce19" office:value-type="float" office:value="0.03447">
            <text:p>0,034</text:p>
          </table:table-cell>
          <table:table-cell table:style-name="ce37" table:formula="of:=IF([.I77]=&quot;-&quot;;&quot;&quot;;IF([.A77]=&quot;&quot;;[.J77];[.A77]*[.J77]))" office:value-type="currency" office:currency="EUR" office:value="0.06894">
            <text:p>0,07 €</text:p>
          </table:table-cell>
          <table:table-cell table:style-name="ce44" table:formula="of:=IF(AND([.E77]&lt;&gt;&quot;-&quot;;[.G77]*[.$L$1]&lt;[.K77]);[.G77]*[.$L$1];[.K77])" office:value-type="currency" office:currency="EUR" office:value="0.06894">
            <text:p>0,07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40R</text:p>
          </table:table-cell>
          <table:table-cell table:style-name="ce15"/>
          <table:table-cell table:style-name="ce9" office:value-type="string">
            <text:p>R57, R58</text:p>
          </table:table-cell>
          <table:table-cell table:style-name="ce9" office:value-type="string">
            <text:p>9332871</text:p>
          </table:table-cell>
          <table:table-cell table:style-name="ce20" office:value-type="float" office:value="0.016">
            <text:p>0,016</text:p>
          </table:table-cell>
          <table:table-cell table:style-name="ce23" table:formula="of:=IF([.E78]=&quot;-&quot;;&quot;&quot;;IF([.A78]=&quot;&quot;;[.F78];[.A78]*[.F78]))" office:value-type="currency" office:currency="GBP" office:value="0.032">
            <text:p>£0,03</text:p>
          </table:table-cell>
          <table:table-cell table:style-name="ce28"/>
          <table:table-cell table:style-name="ce28" office:value-type="string">
            <text:p>RC0805FR-07240R </text:p>
          </table:table-cell>
          <table:table-cell table:style-name="ce21" office:value-type="float" office:value="0.00699">
            <text:p>0,007</text:p>
          </table:table-cell>
          <table:table-cell table:style-name="ce38" table:formula="of:=IF([.I78]=&quot;-&quot;;&quot;&quot;;IF([.A78]=&quot;&quot;;[.J78];[.A78]*[.J78]))" office:value-type="currency" office:currency="EUR" office:value="0.01398">
            <text:p>0,01 €</text:p>
          </table:table-cell>
          <table:table-cell table:style-name="ce44" table:formula="of:=IF(AND([.E78]&lt;&gt;&quot;-&quot;;[.G78]*[.$L$1]&lt;[.K78]);[.G78]*[.$L$1];[.K78])" office:value-type="currency" office:currency="EUR" office:value="0.0139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1R</text:p>
          </table:table-cell>
          <table:table-cell table:style-name="ce13"/>
          <table:table-cell table:style-name="ce6" office:value-type="string">
            <text:p>R7</text:p>
          </table:table-cell>
          <table:table-cell office:value-type="string">
            <text:p>2141629</text:p>
          </table:table-cell>
          <table:table-cell table:style-name="ce19" office:value-type="float" office:value="0.016">
            <text:p>0,016</text:p>
          </table:table-cell>
          <table:table-cell table:style-name="ce22" table:formula="of:=IF([.E79]=&quot;-&quot;;&quot;&quot;;IF([.A79]=&quot;&quot;;[.F79];[.A79]*[.F79]))" office:value-type="currency" office:currency="GBP" office:value="0.016">
            <text:p>£0,02</text:p>
          </table:table-cell>
          <table:table-cell/>
          <table:table-cell table:style-name="ce6" office:value-type="string">
            <text:p>RC0805FR-071R </text:p>
          </table:table-cell>
          <table:table-cell table:style-name="ce19" office:value-type="float" office:value="0.00846">
            <text:p>0,008</text:p>
          </table:table-cell>
          <table:table-cell table:style-name="ce37" table:formula="of:=IF([.I79]=&quot;-&quot;;&quot;&quot;;IF([.A79]=&quot;&quot;;[.J79];[.A79]*[.J79]))" office:value-type="currency" office:currency="EUR" office:value="0.00846">
            <text:p>0,01 €</text:p>
          </table:table-cell>
          <table:table-cell table:style-name="ce44" table:formula="of:=IF(AND([.E79]&lt;&gt;&quot;-&quot;;[.G79]*[.$L$1]&lt;[.K79]);[.G79]*[.$L$1];[.K79])" office:value-type="currency" office:currency="EUR" office:value="0.00846">
            <text:p>0,01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9" office:value-type="string">
            <text:p>22-23-2031</text:p>
          </table:table-cell>
          <table:table-cell table:style-name="ce15" office:value-type="string">
            <text:p>3-pin 0.1” socket</text:p>
          </table:table-cell>
          <table:table-cell table:style-name="ce9" office:value-type="string">
            <text:p>X6</text:p>
          </table:table-cell>
          <table:table-cell table:style-name="ce9" office:value-type="float" office:value="1462950">
            <text:p>1462950</text:p>
          </table:table-cell>
          <table:table-cell table:style-name="ce20" office:value-type="float" office:value="0.0616">
            <text:p>0,062</text:p>
          </table:table-cell>
          <table:table-cell table:style-name="ce23" table:formula="of:=IF([.E80]=&quot;-&quot;;&quot;&quot;;IF([.A80]=&quot;&quot;;[.F80];[.A80]*[.F80]))" office:value-type="currency" office:currency="GBP" office:value="0.0616">
            <text:p>£0,06</text:p>
          </table:table-cell>
          <table:table-cell table:style-name="ce28"/>
          <table:table-cell table:style-name="ce28" office:value-type="string">
            <text:p>MX-22-23-2031 </text:p>
          </table:table-cell>
          <table:table-cell table:style-name="ce21" office:value-type="float" office:value="0.07">
            <text:p>0,070</text:p>
          </table:table-cell>
          <table:table-cell table:style-name="ce38" table:formula="of:=IF([.I80]=&quot;-&quot;;&quot;&quot;;IF([.A80]=&quot;&quot;;[.J80];[.A80]*[.J80]))" office:value-type="currency" office:currency="EUR" office:value="0.07">
            <text:p>0,07 €</text:p>
          </table:table-cell>
          <table:table-cell table:style-name="ce44" table:formula="of:=IF(AND([.E80]&lt;&gt;&quot;-&quot;;[.G80]*[.$L$1]&lt;[.K80]);[.G80]*[.$L$1];[.K80])" office:value-type="currency" office:currency="EUR" office:value="0.07">
            <text:p>0,07 €</text:p>
          </table:table-cell>
        </table:table-row>
        <table:table-row table:style-name="ro5">
          <table:table-cell table:style-name="ce1" office:value-type="string">
            <text:p>1</text:p>
          </table:table-cell>
          <table:table-cell table:style-name="ce6" office:value-type="string">
            <text:p>22-23-2021</text:p>
          </table:table-cell>
          <table:table-cell table:style-name="ce13" office:value-type="string">
            <text:p>2-pin 0.1” socket</text:p>
          </table:table-cell>
          <table:table-cell table:style-name="ce6" office:value-type="string">
            <text:p>X8</text:p>
          </table:table-cell>
          <table:table-cell table:style-name="ce9" office:value-type="float" office:value="1462926">
            <text:p>1462926</text:p>
          </table:table-cell>
          <table:table-cell table:style-name="ce20" office:value-type="float" office:value="0.0399">
            <text:p>0,040</text:p>
          </table:table-cell>
          <table:table-cell table:style-name="ce22" table:formula="of:=IF([.E81]=&quot;-&quot;;&quot;&quot;;IF([.A81]=&quot;&quot;;[.F81];[.A81]*[.F81]))" office:value-type="currency" office:currency="GBP" office:value="0.0399">
            <text:p>£0,04</text:p>
          </table:table-cell>
          <table:table-cell/>
          <table:table-cell table:style-name="ce28" office:value-type="string">
            <text:p>MX-22-23-2021 </text:p>
          </table:table-cell>
          <table:table-cell table:style-name="ce20" office:value-type="float" office:value="0.06">
            <text:p>0,060</text:p>
          </table:table-cell>
          <table:table-cell table:style-name="ce37" table:formula="of:=IF([.I81]=&quot;-&quot;;&quot;&quot;;IF([.A81]=&quot;&quot;;[.J81];[.A81]*[.J81]))" office:value-type="currency" office:currency="EUR" office:value="0.06">
            <text:p>0,06 €</text:p>
          </table:table-cell>
          <table:table-cell table:style-name="ce44" table:formula="of:=IF(AND([.E81]&lt;&gt;&quot;-&quot;;[.G81]*[.$L$1]&lt;[.K81]);[.G81]*[.$L$1];[.K81])" office:value-type="currency" office:currency="EUR" office:value="0.050484672">
            <text:p>0,0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P6SMB68A</text:p>
          </table:table-cell>
          <table:table-cell table:style-name="ce15"/>
          <table:table-cell table:style-name="ce9" office:value-type="string">
            <text:p>ZD2</text:p>
          </table:table-cell>
          <table:table-cell table:style-name="ce9" office:value-type="float" office:value="1459166">
            <text:p>1459166</text:p>
          </table:table-cell>
          <table:table-cell table:style-name="ce20" office:value-type="float" office:value="0.152">
            <text:p>0,152</text:p>
          </table:table-cell>
          <table:table-cell table:style-name="ce23" table:formula="of:=IF([.E82]=&quot;-&quot;;&quot;&quot;;IF([.A82]=&quot;&quot;;[.F82];[.A82]*[.F82]))" office:value-type="currency" office:currency="GBP" office:value="0.152">
            <text:p>£0,15</text:p>
          </table:table-cell>
          <table:table-cell table:style-name="ce28"/>
          <table:table-cell table:style-name="ce28" office:value-type="string">
            <text:p>P6SMB68A-LF</text:p>
          </table:table-cell>
          <table:table-cell table:style-name="ce21" office:value-type="float" office:value="0.17">
            <text:p>0,170</text:p>
          </table:table-cell>
          <table:table-cell table:style-name="ce38" table:formula="of:=IF([.I82]=&quot;-&quot;;&quot;&quot;;IF([.A82]=&quot;&quot;;[.J82];[.A82]*[.J82]))" office:value-type="currency" office:currency="EUR" office:value="0.17">
            <text:p>0,17 €</text:p>
          </table:table-cell>
          <table:table-cell table:style-name="ce44" table:formula="of:=IF(AND([.E82]&lt;&gt;&quot;-&quot;;[.G82]*[.$L$1]&lt;[.K82]);[.G82]*[.$L$1];[.K82])" office:value-type="currency" office:currency="EUR" office:value="0.17">
            <text:p>0,17 €</text:p>
          </table:table-cell>
        </table:table-row>
        <table:table-row table:style-name="ro1">
          <table:table-cell table:style-name="ce1"/>
          <table:table-cell table:style-name="ce6"/>
          <table:table-cell table:style-name="ce13"/>
          <table:table-cell table:style-name="ce6"/>
          <table:table-cell/>
          <table:table-cell table:style-name="ce19"/>
          <table:table-cell table:style-name="ce24" table:formula="of:=SUM([.G75:.G82])" office:value-type="currency" office:currency="GBP" office:value="1.0819">
            <text:p>£1,08</text:p>
          </table:table-cell>
          <table:table-cell/>
          <table:table-cell table:style-name="ce6"/>
          <table:table-cell table:style-name="ce19"/>
          <table:table-cell table:style-name="ce24" table:formula="of:=SUM([.K75:.K82])" office:value-type="currency" office:currency="EUR" office:value="0.59937">
            <text:p>0,60 €</text:p>
          </table:table-cell>
          <table:table-cell table:style-name="ce45" table:formula="of:=SUM([.L75:.L82])" office:value-type="currency" office:currency="EUR" office:value="0.589854672">
            <text:p>0,59 €</text:p>
          </table:table-cell>
        </table:table-row>
        <table:table-row table:style-name="ro4">
          <table:table-cell table:style-name="ce6"/>
          <table:table-cell table:number-columns-repeated="10"/>
          <table:table-cell table:style-name="ce46"/>
        </table:table-row>
        <table:table-row table:style-name="ro1">
          <table:table-cell table:style-name="ce5" office:value-type="string" table:number-columns-spanned="11" table:number-rows-spanned="1">
            <text:p>Optional (components for manual control)</text:p>
          </table:table-cell>
          <table:covered-table-cell table:number-columns-repeated="10" table:style-name="Default"/>
          <table:table-cell table:style-name="ce4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50K multiturn potentiometer</text:p>
          </table:table-cell>
          <table:table-cell/>
          <table:table-cell table:style-name="ce4" office:value-type="string">
            <text:p>-</text:p>
          </table:table-cell>
          <table:table-cell table:style-name="ce17" office:value-type="float" office:value="1689933">
            <text:p>1689933</text:p>
          </table:table-cell>
          <table:table-cell office:value-type="float" office:value="10.49">
            <text:p>10,49</text:p>
          </table:table-cell>
          <table:table-cell table:style-name="ce22" table:formula="of:=IF([.E86]=&quot;-&quot;;&quot;&quot;;IF([.A86]=&quot;&quot;;[.F86];[.A86]*[.F86]))" office:value-type="currency" office:currency="GBP" office:value="20.98">
            <text:p>£20,98</text:p>
          </table:table-cell>
          <table:table-cell/>
          <table:table-cell office:value-type="string">
            <text:p>POT2218P-50K </text:p>
          </table:table-cell>
          <table:table-cell table:style-name="ce19" office:value-type="float" office:value="3.78">
            <text:p>3,780</text:p>
          </table:table-cell>
          <table:table-cell table:style-name="ce37" table:formula="of:=IF([.I86]=&quot;-&quot;;&quot;&quot;;IF([.A86]=&quot;&quot;;[.J86];[.A86]*[.J86]))" office:value-type="currency" office:currency="EUR" office:value="7.56">
            <text:p>7,56 €</text:p>
          </table:table-cell>
          <table:table-cell table:style-name="ce44" table:formula="of:=IF(AND([.E86]&lt;&gt;&quot;-&quot;;[.G86]*[.$L$1]&lt;[.K86]);[.G86]*[.$L$1];[.K86])" office:value-type="currency" office:currency="EUR" office:value="7.56">
            <text:p>7,56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240R</text:p>
          </table:table-cell>
          <table:table-cell table:style-name="ce15"/>
          <table:table-cell table:style-name="ce9" office:value-type="string">
            <text:p>R47, R52</text:p>
          </table:table-cell>
          <table:table-cell table:style-name="ce9" office:value-type="string">
            <text:p>9332871</text:p>
          </table:table-cell>
          <table:table-cell table:style-name="ce20" office:value-type="float" office:value="0.016">
            <text:p>0,016</text:p>
          </table:table-cell>
          <table:table-cell table:style-name="ce23" table:formula="of:=IF([.E87]=&quot;-&quot;;&quot;&quot;;IF([.A87]=&quot;&quot;;[.F87];[.A87]*[.F87]))" office:value-type="currency" office:currency="GBP" office:value="0.032">
            <text:p>£0,03</text:p>
          </table:table-cell>
          <table:table-cell table:style-name="ce28"/>
          <table:table-cell table:style-name="ce28" office:value-type="string">
            <text:p>RC0805FR-07240R </text:p>
          </table:table-cell>
          <table:table-cell table:style-name="ce21" office:value-type="float" office:value="0.00699">
            <text:p>0,007</text:p>
          </table:table-cell>
          <table:table-cell table:style-name="ce38" table:formula="of:=IF([.I87]=&quot;-&quot;;&quot;&quot;;IF([.A87]=&quot;&quot;;[.J87];[.A87]*[.J87]))" office:value-type="currency" office:currency="EUR" office:value="0.01398">
            <text:p>0,01 €</text:p>
          </table:table-cell>
          <table:table-cell table:style-name="ce44" table:formula="of:=IF(AND([.E87]&lt;&gt;&quot;-&quot;;[.G87]*[.$L$1]&lt;[.K87]);[.G87]*[.$L$1];[.K87])" office:value-type="currency" office:currency="EUR" office:value="0.0139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TSW-104-08-L-D</text:p>
          </table:table-cell>
          <table:table-cell table:style-name="ce13" office:value-type="string">
            <text:p>2x4-pin 0.1” header</text:p>
          </table:table-cell>
          <table:table-cell table:style-name="ce6" office:value-type="string">
            <text:p>X3</text:p>
          </table:table-cell>
          <table:table-cell office:value-type="string">
            <text:p>2025630</text:p>
          </table:table-cell>
          <table:table-cell table:style-name="ce19" office:value-type="float" office:value="0.49">
            <text:p>0,490</text:p>
          </table:table-cell>
          <table:table-cell table:style-name="ce22" table:formula="of:=IF([.E88]=&quot;-&quot;;&quot;&quot;;IF([.A88]=&quot;&quot;;[.F88];[.A88]*[.F88]))" office:value-type="currency" office:currency="GBP" office:value="0.49">
            <text:p>£0,49</text:p>
          </table:table-cell>
          <table:table-cell/>
          <table:table-cell table:style-name="ce6" office:value-type="string">
            <text:p>ZL202-8G </text:p>
          </table:table-cell>
          <table:table-cell table:style-name="ce19" office:value-type="float" office:value="0.06392">
            <text:p>0,064</text:p>
          </table:table-cell>
          <table:table-cell table:style-name="ce37" table:formula="of:=IF([.I88]=&quot;-&quot;;&quot;&quot;;IF([.A88]=&quot;&quot;;[.J88];[.A88]*[.J88]))" office:value-type="currency" office:currency="EUR" office:value="0.06392">
            <text:p>0,06 €</text:p>
          </table:table-cell>
          <table:table-cell table:style-name="ce44" table:formula="of:=IF(AND([.E88]&lt;&gt;&quot;-&quot;;[.G88]*[.$L$1]&lt;[.K88]);[.G88]*[.$L$1];[.K88])" office:value-type="currency" office:currency="EUR" office:value="0.06392">
            <text:p>0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2-23-2041</text:p>
          </table:table-cell>
          <table:table-cell table:style-name="ce15" office:value-type="string">
            <text:p>4-pin 0.1” socket</text:p>
          </table:table-cell>
          <table:table-cell table:style-name="ce9" office:value-type="string">
            <text:p>X4</text:p>
          </table:table-cell>
          <table:table-cell table:style-name="ce9" office:value-type="float" office:value="1462920">
            <text:p>1462920</text:p>
          </table:table-cell>
          <table:table-cell table:style-name="ce20" office:value-type="float" office:value="0.131">
            <text:p>0,131</text:p>
          </table:table-cell>
          <table:table-cell table:style-name="ce23" table:formula="of:=IF([.E89]=&quot;-&quot;;&quot;&quot;;IF([.A89]=&quot;&quot;;[.F89];[.A89]*[.F89]))" office:value-type="currency" office:currency="GBP" office:value="0.131">
            <text:p>£0,13</text:p>
          </table:table-cell>
          <table:table-cell table:style-name="ce28"/>
          <table:table-cell table:style-name="ce28" office:value-type="string">
            <text:p>MX-22-23-2041 </text:p>
          </table:table-cell>
          <table:table-cell table:style-name="ce21" office:value-type="float" office:value="0.1">
            <text:p>0,100</text:p>
          </table:table-cell>
          <table:table-cell table:style-name="ce38" table:formula="of:=IF([.I89]=&quot;-&quot;;&quot;&quot;;IF([.A89]=&quot;&quot;;[.J89];[.A89]*[.J89]))" office:value-type="currency" office:currency="EUR" office:value="0.1">
            <text:p>0,10 €</text:p>
          </table:table-cell>
          <table:table-cell table:style-name="ce44" table:formula="of:=IF(AND([.E89]&lt;&gt;&quot;-&quot;;[.G89]*[.$L$1]&lt;[.K89]);[.G89]*[.$L$1];[.K89])" office:value-type="currency" office:currency="EUR" office:value="0.1">
            <text:p>0,10 €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6" office:value-type="string">
            <text:p>22-23-2031</text:p>
          </table:table-cell>
          <table:table-cell table:style-name="ce13" office:value-type="string">
            <text:p>3-pin 0.1” socket</text:p>
          </table:table-cell>
          <table:table-cell table:style-name="ce6" office:value-type="string">
            <text:p>X5</text:p>
          </table:table-cell>
          <table:table-cell office:value-type="float" office:value="1462950">
            <text:p>1462950</text:p>
          </table:table-cell>
          <table:table-cell table:style-name="ce19" office:value-type="float" office:value="0.0616">
            <text:p>0,062</text:p>
          </table:table-cell>
          <table:table-cell table:style-name="ce22" table:formula="of:=IF([.E90]=&quot;-&quot;;&quot;&quot;;IF([.A90]=&quot;&quot;;[.F90];[.A90]*[.F90]))" office:value-type="currency" office:currency="GBP" office:value="0.0616">
            <text:p>£0,06</text:p>
          </table:table-cell>
          <table:table-cell/>
          <table:table-cell table:style-name="ce6" office:value-type="string">
            <text:p>MX-22-23-2031 </text:p>
          </table:table-cell>
          <table:table-cell table:style-name="ce19" office:value-type="float" office:value="0.07">
            <text:p>0,070</text:p>
          </table:table-cell>
          <table:table-cell table:style-name="ce37" table:formula="of:=IF([.I90]=&quot;-&quot;;&quot;&quot;;IF([.A90]=&quot;&quot;;[.J90];[.A90]*[.J90]))" office:value-type="currency" office:currency="EUR" office:value="0.07">
            <text:p>0,07 €</text:p>
          </table:table-cell>
          <table:table-cell table:style-name="ce44" table:formula="of:=IF(AND([.E90]&lt;&gt;&quot;-&quot;;[.G90]*[.$L$1]&lt;[.K90]);[.G90]*[.$L$1];[.K90])" office:value-type="currency" office:currency="EUR" office:value="0.07">
            <text:p>0,07 €</text:p>
          </table:table-cell>
        </table:table-row>
        <table:table-row table:style-name="ro4">
          <table:table-cell table:style-name="ce1"/>
          <table:table-cell table:style-name="ce6"/>
          <table:table-cell table:style-name="ce13"/>
          <table:table-cell table:style-name="ce6"/>
          <table:table-cell/>
          <table:table-cell table:style-name="ce19"/>
          <table:table-cell table:style-name="ce22"/>
          <table:table-cell/>
          <table:table-cell table:style-name="ce6"/>
          <table:table-cell table:style-name="ce19"/>
          <table:table-cell table:style-name="ce37"/>
          <table:table-cell table:style-name="ce36"/>
        </table:table-row>
        <table:table-row table:style-name="ro1">
          <table:table-cell table:style-name="ce5" office:value-type="string" table:number-columns-spanned="11" table:number-rows-spanned="1">
            <text:p>0-30V range (CV gain: 0.0833V/V)</text:p>
          </table:table-cell>
          <table:covered-table-cell table:number-columns-repeated="9"/>
          <table:covered-table-cell table:style-name="ce37"/>
          <table:table-cell table:style-name="ce3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5K</text:p>
          </table:table-cell>
          <table:table-cell office:value-type="string">
            <text:p>0.1%</text:p>
          </table:table-cell>
          <table:table-cell office:value-type="string">
            <text:p>R20, R29</text:p>
          </table:table-cell>
          <table:table-cell office:value-type="string">
            <text:p>1653312</text:p>
          </table:table-cell>
          <table:table-cell table:style-name="ce19" office:value-type="float" office:value="0.0812">
            <text:p>0,081</text:p>
          </table:table-cell>
          <table:table-cell table:style-name="ce22" table:formula="of:=IF([.E93]=&quot;-&quot;;&quot;&quot;;IF([.A93]=&quot;&quot;;[.F93];[.A93]*[.F93]))" office:value-type="currency" office:currency="GBP" office:value="0.1624">
            <text:p>£0,16</text:p>
          </table:table-cell>
          <table:table-cell/>
          <table:table-cell table:style-name="ce33" office:value-type="string">
            <text:p>RN73C2A75KBTDF</text:p>
          </table:table-cell>
          <table:table-cell table:style-name="ce19" office:value-type="float" office:value="0.48055">
            <text:p>0,481</text:p>
          </table:table-cell>
          <table:table-cell table:style-name="ce37" table:formula="of:=IF([.I93]=&quot;-&quot;;&quot;&quot;;IF([.A93]=&quot;&quot;;[.J93];[.A93]*[.J93]))" office:value-type="currency" office:currency="EUR" office:value="0.9611">
            <text:p>0,96 €</text:p>
          </table:table-cell>
          <table:table-cell table:style-name="ce44" table:formula="of:=IF(AND([.E93]&lt;&gt;&quot;-&quot;;[.G93]*[.$L$1]&lt;[.K93]);[.G93]*[.$L$1];[.K93])" office:value-type="currency" office:currency="EUR" office:value="0.205481472">
            <text:p>0,2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5K</text:p>
          </table:table-cell>
          <table:table-cell table:style-name="ce15" office:value-type="string">
            <text:p>0.1%</text:p>
          </table:table-cell>
          <table:table-cell table:style-name="ce9" office:value-type="string">
            <text:p>R21, R30</text:p>
          </table:table-cell>
          <table:table-cell table:style-name="ce9" office:value-type="string">
            <text:p>2112886</text:p>
          </table:table-cell>
          <table:table-cell table:style-name="ce20" office:value-type="float" office:value="0.108">
            <text:p>0,108</text:p>
          </table:table-cell>
          <table:table-cell table:style-name="ce23" table:formula="of:=IF([.E94]=&quot;-&quot;;&quot;&quot;;IF([.A94]=&quot;&quot;;[.F94];[.A94]*[.F94]))" office:value-type="currency" office:currency="GBP" office:value="0.216">
            <text:p>£0,22</text:p>
          </table:table-cell>
          <table:table-cell table:style-name="ce28"/>
          <table:table-cell table:style-name="ce28" office:value-type="string">
            <text:p>TC0525B1502T1E</text:p>
          </table:table-cell>
          <table:table-cell table:style-name="ce21" office:value-type="float" office:value="0.10753">
            <text:p>0,108</text:p>
          </table:table-cell>
          <table:table-cell table:style-name="ce38" table:formula="of:=IF([.I94]=&quot;-&quot;;&quot;&quot;;IF([.A94]=&quot;&quot;;[.J94];[.A94]*[.J94]))" office:value-type="currency" office:currency="EUR" office:value="0.21506">
            <text:p>0,22 €</text:p>
          </table:table-cell>
          <table:table-cell table:style-name="ce44" table:formula="of:=IF(AND([.E94]&lt;&gt;&quot;-&quot;;[.G94]*[.$L$1]&lt;[.K94]);[.G94]*[.$L$1];[.K94])" office:value-type="currency" office:currency="EUR" office:value="0.21506">
            <text:p>0,22 €</text:p>
          </table:table-cell>
        </table:table-row>
        <table:table-row table:style-name="ro4">
          <table:table-cell/>
          <table:table-cell table:style-name="Default" table:number-columns-repeated="10"/>
          <table:table-cell table:style-name="ce42"/>
        </table:table-row>
        <table:table-row table:style-name="ro1">
          <table:table-cell table:style-name="ce5" office:value-type="string" table:number-columns-spanned="11" table:number-rows-spanned="1">
            <text:p>0-40V range (CV gain: 0.0625V/V)</text:p>
          </table:table-cell>
          <table:covered-table-cell table:number-columns-repeated="9"/>
          <table:covered-table-cell table:style-name="ce37"/>
          <table:table-cell table:style-name="ce3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0.1%</text:p>
          </table:table-cell>
          <table:table-cell office:value-type="string">
            <text:p>R20, R29</text:p>
          </table:table-cell>
          <table:table-cell office:value-type="string">
            <text:p>2483949</text:p>
          </table:table-cell>
          <table:table-cell table:style-name="ce19" office:value-type="float" office:value="0.204">
            <text:p>0,204</text:p>
          </table:table-cell>
          <table:table-cell table:style-name="ce22" table:formula="of:=IF([.E97]=&quot;-&quot;;&quot;&quot;;IF([.A97]=&quot;&quot;;[.F97];[.A97]*[.F97]))" office:value-type="currency" office:currency="GBP" office:value="0.408">
            <text:p>£0,41</text:p>
          </table:table-cell>
          <table:table-cell/>
          <table:table-cell table:style-name="ce33" office:value-type="string">
            <text:p>RN73C2A100KBTDF</text:p>
          </table:table-cell>
          <table:table-cell table:style-name="ce19" office:value-type="float" office:value="0.48055">
            <text:p>0,481</text:p>
          </table:table-cell>
          <table:table-cell table:style-name="ce37" table:formula="of:=IF([.I97]=&quot;-&quot;;&quot;&quot;;IF([.A97]=&quot;&quot;;[.J97];[.A97]*[.J97]))" office:value-type="currency" office:currency="EUR" office:value="0.9611">
            <text:p>0,96 €</text:p>
          </table:table-cell>
          <table:table-cell table:style-name="ce44" table:formula="of:=IF(AND([.E97]&lt;&gt;&quot;-&quot;;[.G97]*[.$L$1]&lt;[.K97]);[.G97]*[.$L$1];[.K97])" office:value-type="currency" office:currency="EUR" office:value="0.51623424">
            <text:p>0,52 €</text:p>
          </table:table-cell>
        </table:table-row>
        <table:table-row table:style-name="ro4">
          <table:table-cell table:number-columns-repeated="10"/>
          <table:table-cell table:style-name="ce37"/>
          <table:table-cell table:style-name="ce36"/>
        </table:table-row>
        <table:table-row table:style-name="ro1">
          <table:table-cell table:style-name="ce5" office:value-type="string" table:number-columns-spanned="11" table:number-rows-spanned="1">
            <text:p>0-5A range (CC gain: 25V/V)</text:p>
          </table:table-cell>
          <table:covered-table-cell table:number-columns-repeated="9"/>
          <table:covered-table-cell table:style-name="ce37"/>
          <table:table-cell table:style-name="ce3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37</text:p>
          </table:table-cell>
          <table:table-cell office:value-type="string">
            <text:p>0.1%</text:p>
          </table:table-cell>
          <table:table-cell office:value-type="string">
            <text:p>R34, R42</text:p>
          </table:table-cell>
          <table:table-cell office:value-type="string">
            <text:p>1575834</text:p>
          </table:table-cell>
          <table:table-cell office:value-type="float" office:value="0.0536">
            <text:p>0,0536</text:p>
          </table:table-cell>
          <table:table-cell table:style-name="ce22" table:formula="of:=IF([.E100]=&quot;-&quot;;&quot;&quot;;IF([.A100]=&quot;&quot;;[.F100];[.A100]*[.F100]))" office:value-type="currency" office:currency="GBP" office:value="0.1072">
            <text:p>£0,11</text:p>
          </table:table-cell>
          <table:table-cell/>
          <table:table-cell table:style-name="ce4" office:value-type="string">
            <text:p>-</text:p>
          </table:table-cell>
          <table:table-cell/>
          <table:table-cell table:style-name="ce37" table:formula="of:=IF([.I100]=&quot;-&quot;;&quot;&quot;;IF([.A100]=&quot;&quot;;[.J100];[.A100]*[.J100]))">
            <text:p/>
          </table:table-cell>
          <table:table-cell table:style-name="ce44" table:formula="of:=IF(AND([.E100]&lt;&gt;&quot;-&quot;;[.G100]*[.$L$1]&lt;[.K100]);[.G100]*[.$L$1];[.K100])" office:value-type="currency" office:currency="EUR" office:value="0.135638016">
            <text:p>0,14 €</text:p>
          </table:table-cell>
        </table:table-row>
        <table:table-row table:style-name="ro4">
          <table:table-cell table:number-columns-repeated="11"/>
          <table:table-cell table:style-name="ce46"/>
        </table:table-row>
        <table:table-row table:style-name="ro1">
          <table:table-cell table:style-name="ce7" office:value-type="string" table:number-columns-spanned="11" table:number-rows-spanned="1">
            <text:p>Heatsink (not required if mosfet pre-regulator is used)</text:p>
          </table:table-cell>
          <table:covered-table-cell table:number-columns-repeated="10" table:style-name="ce2"/>
          <table:table-cell table:style-name="ce47"/>
        </table:table-row>
        <table:table-row table:style-name="ro1">
          <table:table-cell table:style-name="ce1" office:value-type="string">
            <text:p>1</text:p>
          </table:table-cell>
          <table:table-cell table:style-name="ce11" office:value-type="string" table:number-columns-spanned="3" table:number-rows-spanned="1">
            <text:p>Option 1: RAD-A5723/100 (78x100x35mm) for two channels</text:p>
          </table:table-cell>
          <table:covered-table-cell table:style-name="ce6"/>
          <table:covered-table-cell table:style-name="ce11"/>
          <table:table-cell table:style-name="ce1" office:value-type="string">
            <text:p>-</text:p>
          </table:table-cell>
          <table:table-cell table:style-name="ce19"/>
          <table:table-cell table:style-name="ce25" table:formula="of:=IF([.E103]=&quot;-&quot;;&quot;&quot;;IF([.A103]=&quot;&quot;;[.F103];[.A103]*[.F103]))">
            <text:p/>
          </table:table-cell>
          <table:table-cell table:style-name="ce29"/>
          <table:table-cell table:style-name="ce11" office:value-type="string">
            <text:p>RAD-A5723/100</text:p>
          </table:table-cell>
          <table:table-cell table:style-name="ce19" office:value-type="float" office:value="2.14">
            <text:p>2,140</text:p>
          </table:table-cell>
          <table:table-cell table:style-name="ce39" table:formula="of:=IF([.I103]=&quot;-&quot;;&quot;&quot;;IF([.A103]=&quot;&quot;;[.J103];[.A103]*[.J103]))" office:value-type="currency" office:currency="EUR" office:value="2.14">
            <text:p>2,14 €</text:p>
          </table:table-cell>
          <table:table-cell table:style-name="ce44" table:formula="of:=IF(AND([.E103]&lt;&gt;&quot;-&quot;;[.G103]*[.$L$1]&lt;[.K103]);[.G103]*[.$L$1];[.K103])" office:value-type="currency" office:currency="EUR" office:value="2.14">
            <text:p>2,14 €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table:style-name="ce12" office:value-type="string" table:number-columns-spanned="3" table:number-rows-spanned="1">
            <text:p>Option 2: RAD-A5723/40 (78x40x35mm) for single channel</text:p>
          </table:table-cell>
          <table:covered-table-cell table:style-name="ce9"/>
          <table:covered-table-cell table:style-name="ce12"/>
          <table:table-cell table:style-name="ce3" office:value-type="string">
            <text:p>-</text:p>
          </table:table-cell>
          <table:table-cell table:style-name="ce21"/>
          <table:table-cell table:style-name="ce26" table:formula="of:=IF([.E104]=&quot;-&quot;;&quot;&quot;;IF([.A104]=&quot;&quot;;[.F104];[.A104]*[.F104]))">
            <text:p/>
          </table:table-cell>
          <table:table-cell table:style-name="ce30"/>
          <table:table-cell table:style-name="ce12" office:value-type="string">
            <text:p>RAD-A5723/40</text:p>
          </table:table-cell>
          <table:table-cell table:style-name="ce21" office:value-type="float" office:value="1.07">
            <text:p>1,070</text:p>
          </table:table-cell>
          <table:table-cell table:style-name="ce40" table:formula="of:=IF([.I104]=&quot;-&quot;;&quot;&quot;;IF([.A104]=&quot;&quot;;[.J104];[.A104]*[.J104]))" office:value-type="currency" office:currency="EUR" office:value="2.14">
            <text:p>2,14 €</text:p>
          </table:table-cell>
          <table:table-cell table:style-name="ce44" table:formula="of:=IF(AND([.E104]&lt;&gt;&quot;-&quot;;[.G104]*[.$L$1]&lt;[.K104]);[.G104]*[.$L$1];[.K104])" office:value-type="currency" office:currency="EUR" office:value="2.14">
            <text:p>2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1" office:value-type="string" table:number-columns-spanned="3" table:number-rows-spanned="1">
            <text:p>Option 3: SK 100/100 SA (66x100x40mm) for two channels</text:p>
          </table:table-cell>
          <table:covered-table-cell table:style-name="ce6"/>
          <table:covered-table-cell table:style-name="ce11"/>
          <table:table-cell office:value-type="string">
            <text:p>4621839</text:p>
          </table:table-cell>
          <table:table-cell table:style-name="ce19" office:value-type="float" office:value="7.51">
            <text:p>7,510</text:p>
          </table:table-cell>
          <table:table-cell table:style-name="ce25" table:formula="of:=IF([.E105]=&quot;-&quot;;&quot;&quot;;IF([.A105]=&quot;&quot;;[.F105];[.A105]*[.F105]))" office:value-type="currency" office:currency="GBP" office:value="7.51">
            <text:p>£7,51</text:p>
          </table:table-cell>
          <table:table-cell table:style-name="ce29"/>
          <table:table-cell table:style-name="ce1" office:value-type="string">
            <text:p>-</text:p>
          </table:table-cell>
          <table:table-cell table:style-name="ce19"/>
          <table:table-cell table:style-name="ce39" table:formula="of:=IF([.I105]=&quot;-&quot;;&quot;&quot;;IF([.A105]=&quot;&quot;;[.J105];[.A105]*[.J105]))">
            <text:p/>
          </table:table-cell>
          <table:table-cell table:style-name="ce44" table:formula="of:=IF(AND([.E105]&lt;&gt;&quot;-&quot;;[.G105]*[.$L$1]&lt;[.K105]);[.G105]*[.$L$1];[.K105])" office:value-type="currency" office:currency="EUR" office:value="9.5022528">
            <text:p>9,5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 table:number-columns-spanned="3" table:number-rows-spanned="1">
            <text:p>Option 3: SK 100/50 SA (66x50x40mm) for single channel</text:p>
          </table:table-cell>
          <table:covered-table-cell table:style-name="ce9"/>
          <table:covered-table-cell table:style-name="ce12"/>
          <table:table-cell table:style-name="ce9" office:value-type="string">
            <text:p>4621608</text:p>
          </table:table-cell>
          <table:table-cell table:style-name="ce21" office:value-type="float" office:value="4.66">
            <text:p>4,660</text:p>
          </table:table-cell>
          <table:table-cell table:style-name="ce26" table:formula="of:=IF([.E106]=&quot;-&quot;;&quot;&quot;;IF([.A106]=&quot;&quot;;[.F106];[.A106]*[.F106]))" office:value-type="currency" office:currency="GBP" office:value="9.32">
            <text:p>£9,32</text:p>
          </table:table-cell>
          <table:table-cell table:style-name="ce30"/>
          <table:table-cell table:style-name="ce12" office:value-type="string">
            <text:p>SK100-50SA</text:p>
          </table:table-cell>
          <table:table-cell table:style-name="ce21" office:value-type="float" office:value="5.24">
            <text:p>5,240</text:p>
          </table:table-cell>
          <table:table-cell table:style-name="ce40" table:formula="of:=IF([.I106]=&quot;-&quot;;&quot;&quot;;IF([.A106]=&quot;&quot;;[.J106];[.A106]*[.J106]))" office:value-type="currency" office:currency="EUR" office:value="10.48">
            <text:p>10,48 €</text:p>
          </table:table-cell>
          <table:table-cell table:style-name="ce44" table:formula="of:=IF(AND([.E106]&lt;&gt;&quot;-&quot;;[.G106]*[.$L$1]&lt;[.K106]);[.G106]*[.$L$1];[.K106])" office:value-type="currency" office:currency="EUR" office:value="10.48">
            <text:p>10,48 €</text:p>
          </table:table-cell>
        </table:table-row>
        <table:table-row table:style-name="ro4">
          <table:table-cell table:number-columns-repeated="11"/>
          <table:table-cell table:style-name="ce46"/>
        </table:table-row>
        <table:table-row table:style-name="ro1">
          <table:table-cell table:style-name="ce7" office:value-type="string" table:number-columns-spanned="11" table:number-rows-spanned="1">
            <text:p>Other (quantities for two channels with pre-regulators)</text:p>
          </table:table-cell>
          <table:covered-table-cell table:number-columns-repeated="10" table:style-name="Default"/>
          <table:table-cell table:style-name="ce4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1" office:value-type="string" table:number-columns-spanned="3" table:number-rows-spanned="1">
            <text:p>Metal spacer 7mm</text:p>
          </table:table-cell>
          <table:covered-table-cell table:style-name="ce6" office:value-type="string">
            <text:p>M3</text:p>
          </table:covered-table-cell>
          <table:covered-table-cell table:style-name="ce11"/>
          <table:table-cell office:value-type="float" office:value="1466775">
            <text:p>1466775</text:p>
          </table:table-cell>
          <table:table-cell table:style-name="ce19" office:value-type="float" office:value="0.272">
            <text:p>0,272</text:p>
          </table:table-cell>
          <table:table-cell table:style-name="ce25" table:formula="of:=IF([.E109]=&quot;-&quot;;&quot;&quot;;IF([.A109]=&quot;&quot;;[.F109];[.A109]*[.F109]))" office:value-type="currency" office:currency="GBP" office:value="2.176">
            <text:p>£2,18</text:p>
          </table:table-cell>
          <table:table-cell table:style-name="ce29"/>
          <table:table-cell table:style-name="ce1" office:value-type="string">
            <text:p>-</text:p>
          </table:table-cell>
          <table:table-cell table:style-name="ce19"/>
          <table:table-cell table:style-name="ce39" table:formula="of:=IF([.I109]=&quot;-&quot;;&quot;&quot;;IF([.A109]=&quot;&quot;;[.J109];[.A109]*[.J109]))">
            <text:p/>
          </table:table-cell>
          <table:table-cell table:style-name="ce44" table:formula="of:=IF(AND([.E109]&lt;&gt;&quot;-&quot;;[.G109]*[.$L$1]&lt;[.K109]);[.G109]*[.$L$1];[.K109])" office:value-type="currency" office:currency="EUR" office:value="2.75324928">
            <text:p>2,75 €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2" office:value-type="string" table:number-columns-spanned="3" table:number-rows-spanned="1">
            <text:p>Metal spacer 50mm</text:p>
          </table:table-cell>
          <table:covered-table-cell table:style-name="ce9" office:value-type="string">
            <text:p>M3</text:p>
          </table:covered-table-cell>
          <table:covered-table-cell table:style-name="ce12"/>
          <table:table-cell table:style-name="ce9" office:value-type="float" office:value="1466737">
            <text:p>1466737</text:p>
          </table:table-cell>
          <table:table-cell table:style-name="ce21" office:value-type="float" office:value="0.649">
            <text:p>0,649</text:p>
          </table:table-cell>
          <table:table-cell table:style-name="ce26" table:formula="of:=IF([.E110]=&quot;-&quot;;&quot;&quot;;IF([.A110]=&quot;&quot;;[.F110];[.A110]*[.F110]))" office:value-type="currency" office:currency="GBP" office:value="5.192">
            <text:p>£5,19</text:p>
          </table:table-cell>
          <table:table-cell table:style-name="ce30"/>
          <table:table-cell table:style-name="ce12" office:value-type="string">
            <text:p>TFM-M3X50/DR213</text:p>
          </table:table-cell>
          <table:table-cell table:style-name="ce21" office:value-type="float" office:value="0.2978">
            <text:p>0,298</text:p>
          </table:table-cell>
          <table:table-cell table:style-name="ce40" table:formula="of:=IF([.I110]=&quot;-&quot;;&quot;&quot;;IF([.A110]=&quot;&quot;;[.J110];[.A110]*[.J110]))" office:value-type="currency" office:currency="EUR" office:value="2.3824">
            <text:p>2,38 €</text:p>
          </table:table-cell>
          <table:table-cell table:style-name="ce44" table:formula="of:=IF(AND([.E110]&lt;&gt;&quot;-&quot;;[.G110]*[.$L$1]&lt;[.K110]);[.G110]*[.$L$1];[.K110])" office:value-type="currency" office:currency="EUR" office:value="2.3824">
            <text:p>2,38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1" office:value-type="string" table:number-columns-spanned="3" table:number-rows-spanned="1">
            <text:p>Insulating bushing TO-220</text:p>
          </table:table-cell>
          <table:covered-table-cell table:style-name="ce6"/>
          <table:covered-table-cell table:style-name="ce11"/>
          <table:table-cell table:style-name="ce1" office:value-type="string">
            <text:p>-</text:p>
          </table:table-cell>
          <table:table-cell table:style-name="ce19"/>
          <table:table-cell table:style-name="ce25" table:formula="of:=IF([.E111]=&quot;-&quot;;&quot;&quot;;IF([.A111]=&quot;&quot;;[.F111];[.A111]*[.F111]))">
            <text:p/>
          </table:table-cell>
          <table:table-cell table:style-name="ce29"/>
          <table:table-cell table:style-name="ce11" office:value-type="string">
            <text:p>IB-6</text:p>
          </table:table-cell>
          <table:table-cell table:style-name="ce19" office:value-type="float" office:value="0.04901">
            <text:p>0,049</text:p>
          </table:table-cell>
          <table:table-cell table:style-name="ce39" table:formula="of:=IF([.I111]=&quot;-&quot;;&quot;&quot;;IF([.A111]=&quot;&quot;;[.J111];[.A111]*[.J111]))" office:value-type="currency" office:currency="EUR" office:value="0.19604">
            <text:p>0,20 €</text:p>
          </table:table-cell>
          <table:table-cell table:style-name="ce44" table:formula="of:=IF(AND([.E111]&lt;&gt;&quot;-&quot;;[.G111]*[.$L$1]&lt;[.K111]);[.G111]*[.$L$1];[.K111])" office:value-type="currency" office:currency="EUR" office:value="0.19604">
            <text:p>0,20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office:value-type="string" table:number-columns-spanned="3" table:number-rows-spanned="1">
            <text:p>Insulating kit, mica TO-220</text:p>
          </table:table-cell>
          <table:covered-table-cell table:style-name="ce9"/>
          <table:covered-table-cell table:style-name="ce12"/>
          <table:table-cell table:style-name="ce9" office:value-type="string">
            <text:p>520214</text:p>
          </table:table-cell>
          <table:table-cell table:style-name="ce21" office:value-type="float" office:value="0.156">
            <text:p>0,156</text:p>
          </table:table-cell>
          <table:table-cell table:style-name="ce26" table:formula="of:=IF([.E112]=&quot;-&quot;;&quot;&quot;;IF([.A112]=&quot;&quot;;[.F112];[.A112]*[.F112]))" office:value-type="currency" office:currency="GBP" office:value="0.624">
            <text:p>£0,62</text:p>
          </table:table-cell>
          <table:table-cell table:style-name="ce30"/>
          <table:table-cell table:style-name="ce12" office:value-type="string">
            <text:p>MICA-TO220 </text:p>
          </table:table-cell>
          <table:table-cell table:style-name="ce21" office:value-type="float" office:value="0.04265">
            <text:p>0,043</text:p>
          </table:table-cell>
          <table:table-cell table:style-name="ce40" table:formula="of:=IF([.I112]=&quot;-&quot;;&quot;&quot;;IF([.A112]=&quot;&quot;;[.J112];[.A112]*[.J112]))" office:value-type="currency" office:currency="EUR" office:value="0.1706">
            <text:p>0,17 €</text:p>
          </table:table-cell>
          <table:table-cell table:style-name="ce44" table:formula="of:=IF(AND([.E112]&lt;&gt;&quot;-&quot;;[.G112]*[.$L$1]&lt;[.K112]);[.G112]*[.$L$1];[.K112])" office:value-type="currency" office:currency="EUR" office:value="0.1706">
            <text:p>0,1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1" office:value-type="string" table:number-columns-spanned="3" table:number-rows-spanned="1">
            <text:p>Insulating kit, mica SOT-93</text:p>
          </table:table-cell>
          <table:covered-table-cell table:style-name="ce6"/>
          <table:covered-table-cell table:style-name="ce11"/>
          <table:table-cell office:value-type="string">
            <text:p>520238</text:p>
          </table:table-cell>
          <table:table-cell table:style-name="ce19" office:value-type="float" office:value="0.202">
            <text:p>0,202</text:p>
          </table:table-cell>
          <table:table-cell table:style-name="ce25" table:formula="of:=IF([.E113]=&quot;-&quot;;&quot;&quot;;IF([.A113]=&quot;&quot;;[.F113];[.A113]*[.F113]))" office:value-type="currency" office:currency="GBP" office:value="0.404">
            <text:p>£0,40</text:p>
          </table:table-cell>
          <table:table-cell table:style-name="ce29"/>
          <table:table-cell table:style-name="ce11" office:value-type="string">
            <text:p>MICA-SOT93</text:p>
          </table:table-cell>
          <table:table-cell table:style-name="ce19" office:value-type="float" office:value="0.07774">
            <text:p>0,078</text:p>
          </table:table-cell>
          <table:table-cell table:style-name="ce39" table:formula="of:=IF([.I113]=&quot;-&quot;;&quot;&quot;;IF([.A113]=&quot;&quot;;[.J113];[.A113]*[.J113]))" office:value-type="currency" office:currency="EUR" office:value="0.15548">
            <text:p>0,16 €</text:p>
          </table:table-cell>
          <table:table-cell table:style-name="ce44" table:formula="of:=IF(AND([.E113]&lt;&gt;&quot;-&quot;;[.G113]*[.$L$1]&lt;[.K113]);[.G113]*[.$L$1];[.K113])" office:value-type="currency" office:currency="EUR" office:value="0.15548">
            <text:p>0,16 €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table:style-name="ce12" office:value-type="string" table:number-columns-spanned="3" table:number-rows-spanned="1">
            <text:p>Heat transferring paste</text:p>
          </table:table-cell>
          <table:covered-table-cell table:style-name="ce9"/>
          <table:covered-table-cell table:style-name="ce12"/>
          <table:table-cell table:style-name="ce3" office:value-type="string">
            <text:p>-</text:p>
          </table:table-cell>
          <table:table-cell table:style-name="ce21"/>
          <table:table-cell table:style-name="ce26" table:formula="of:=IF([.E114]=&quot;-&quot;;&quot;&quot;;IF([.A114]=&quot;&quot;;[.F114];[.A114]*[.F114]))">
            <text:p/>
          </table:table-cell>
          <table:table-cell table:style-name="ce30"/>
          <table:table-cell table:style-name="ce12" office:value-type="string">
            <text:p>HTC10S</text:p>
          </table:table-cell>
          <table:table-cell table:style-name="ce21" office:value-type="float" office:value="5.11">
            <text:p>5,110</text:p>
          </table:table-cell>
          <table:table-cell table:style-name="ce40" table:formula="of:=IF([.I114]=&quot;-&quot;;&quot;&quot;;IF([.A114]=&quot;&quot;;[.J114];[.A114]*[.J114]))" office:value-type="currency" office:currency="EUR" office:value="5.11">
            <text:p>5,11 €</text:p>
          </table:table-cell>
          <table:table-cell table:style-name="ce44" table:formula="of:=IF(AND([.E114]&lt;&gt;&quot;-&quot;;[.G114]*[.$L$1]&lt;[.K114]);[.G114]*[.$L$1];[.K114])" office:value-type="currency" office:currency="EUR" office:value="5.11">
            <text:p>5,11 €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8"/>
          <table:table-cell table:number-columns-repeated="7"/>
        </table:table-row>
        <table:table-row table:style-name="ro1" table:number-rows-repeated="1048459">
          <table:table-cell table:number-columns-repeated="12"/>
        </table:table-row>
        <table:table-row table:style-name="ro1">
          <table:table-cell table:number-columns-repeated="12"/>
        </table:table-row>
      </table:table>
      <table:database-ranges>
        <table:database-range table:target-range-address="Sheet1.A75:Sheet1.L8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8cm" fo:margin-bottom="0.746cm" fo:margin-left="1.035cm" fo:margin-right="0.626cm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ost-regulator BOM (PCB: r4B45, 2016-03-2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27.03.2016</text:date>, <text:time>15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03T14:21:10</meta:creation-date>
    <dc:title>EEZ PSU post-regulator BOM</dc:title>
    <meta:document-statistic meta:table-count="1" meta:cell-count="1007" meta:object-count="0"/>
  </office:meta>
</office:document-meta>
</file>